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1.736cm"/>
    </style:style>
    <style:style style:name="co13" style:family="table-column">
      <style:table-column-properties fo:break-before="auto" style:column-width="2.48cm"/>
    </style:style>
    <style:style style:name="co14" style:family="table-column">
      <style:table-column-properties fo:break-before="auto" style:column-width="1.573cm"/>
    </style:style>
    <style:style style:name="co15" style:family="table-column">
      <style:table-column-properties fo:break-before="auto" style:column-width="1.647cm"/>
    </style:style>
    <style:style style:name="co7" style:family="table-column">
      <style:table-column-properties fo:break-before="auto" style:column-width="2.889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1.829cm"/>
    </style:style>
    <style:style style:name="co16" style:family="table-column">
      <style:table-column-properties fo:break-before="auto" style:column-width="1.316cm"/>
    </style:style>
    <style:style style:name="co17" style:family="table-column">
      <style:table-column-properties fo:break-before="auto" style:column-width="2.365cm"/>
    </style:style>
    <style:style style:name="co18" style:family="table-column">
      <style:table-column-properties fo:break-before="auto" style:column-width="2.076cm"/>
    </style:style>
    <style:style style:name="co19" style:family="table-column">
      <style:table-column-properties fo:break-before="auto" style:column-width="2.381cm"/>
    </style:style>
    <style:style style:name="co20" style:family="table-column">
      <style:table-column-properties fo:break-before="auto" style:column-width="1.139cm"/>
    </style:style>
    <style:style style:name="co21" style:family="table-column">
      <style:table-column-properties fo:break-before="auto" style:column-width="1.85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3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style:style style:name="ce1" style:family="table-cell" style:parent-style-name="Default">
      <style:text-properties fo:font-size="10pt" style:font-size-asian="10pt" style:font-size-complex="10pt"/>
    </style:style>
    <style:style style:name="ce100" style:family="table-cell" style:parent-style-name="Default" style:data-style-name="N2">
      <style:table-cell-properties fo:background-color="#e8f2a1"/>
      <style:text-properties fo:font-size="10pt" style:font-size-asian="10pt" style:font-size-complex="10pt"/>
    </style:style>
    <style:style style:name="ce129" style:family="table-cell" style:parent-style-name="Default" style:data-style-name="N2">
      <style:table-cell-properties fo:background-color="#ffa6a6"/>
    </style:style>
    <style:style style:name="ce13" style:family="table-cell" style:parent-style-name="Default" style:data-style-name="N2">
      <style:text-properties fo:font-size="10pt" style:font-size-asian="10pt" style:font-size-complex="10pt"/>
    </style:style>
    <style:style style:name="ce130" style:family="table-cell" style:parent-style-name="Default" style:data-style-name="N2">
      <style:table-cell-properties fo:background-color="#e8f2a1"/>
    </style:style>
    <style:style style:name="ce14" style:family="table-cell" style:parent-style-name="Default" style:data-style-name="N4"/>
    <style:style style:name="ce1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>
      <style:table-cell-properties fo:background-color="#ffa6a6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background-color="#e8f2a1"/>
    </style:style>
    <style:style style:name="ce78" style:family="table-cell" style:parent-style-name="Default" style:data-style-name="N2">
      <style:table-cell-properties fo:background-color="#ffa6a6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 style:data-style-name="N2">
      <style:table-cell-properties fo:background-color="#e8f2a1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9" style:family="table-cell" style:parent-style-name="Default" style:data-style-name="N2">
      <style:table-cell-properties fo:background-color="#ffa6a6"/>
      <style:text-properties fo:font-size="10pt" style:font-size-asian="10pt" style:font-size-complex="10pt"/>
    </style:style>
    <style:style style:name="ce27" style:family="table-cell" style:parent-style-name="Default">
      <style:table-cell-properties fo:border="none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35" style:family="table-cell" style:parent-style-name="Default">
      <style:table-cell-properties fo:border-bottom="0.06pt solid #000000" fo:background-color="#ffbf00" fo:border-left="0.06pt solid #000000" fo:border-right="none" fo:border-top="0.06pt solid #000000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53" style:family="table-cell" style:parent-style-name="Default"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5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6" style:family="table-cell" style:parent-style-name="Default">
      <style:table-cell-properties fo:background-color="#ffa6a6"/>
      <style:text-properties fo:font-size="10pt" style:font-size-asian="10pt" style:font-size-complex="10pt"/>
    </style:style>
    <style:style style:name="ce157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order-bottom="0.06pt solid #000000" fo:background-color="#ffbf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0.06pt solid #000000" fo:background-color="#ffbf00" fo:border-left="none" fo:border-right="none" fo:border-top="0.06pt solid #000000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background-color="#d4ea6b" fo:border-left="0.06pt solid #000000" fo:border-right="none" fo:border-top="0.06pt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ackground-color="#ffe994" fo:border-left="0.06pt solid #000000" fo:border-right="none" fo:border-top="0.06pt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fo:background-color="#b4c7dc" fo:border-left="0.06pt solid #000000" fo:border-right="none" fo:border-top="0.06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ackground-color="#ffdbb6" fo:border-left="0.06pt solid #000000" fo:border-right="none" fo:border-top="0.06pt solid #000000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d4ea6b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ackground-color="#d4ea6b" fo:border-left="0.06pt solid #000000" fo:border-right="none" fo:border-top="0.06pt solid #000000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0.06pt solid #000000" fo:background-color="#ffe994" fo:border-left="0.06pt solid #000000" fo:border-right="none" fo:border-top="0.06pt solid #000000"/>
      <style:text-properties fo:font-size="8pt" style:font-size-asian="8pt" style:font-size-complex="8pt"/>
    </style:style>
    <style:style style:name="ce170" style:family="table-cell" style:parent-style-name="Default" style:data-style-name="N4"/>
    <style:style style:name="ce54" style:family="table-cell" style:parent-style-name="Default" style:data-style-name="N4">
      <style:table-cell-properties fo:background-color="#ffff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ackground-color="#e8f2a1"/>
    </style:style>
    <style:style style:name="ce60" style:family="table-cell" style:parent-style-name="Default" style:data-style-name="N0"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67" style:family="table-cell" style:parent-style-name="Default" style:data-style-name="N111">
      <style:table-cell-properties fo:border-bottom="0.06pt solid #000000" fo:background-color="#ffbf00" fo:border-left="none" fo:border-right="none" fo:border-top="0.06pt solid #000000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68" style:family="table-cell" style:parent-style-name="Default" style:data-style-name="N116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9" style:family="table-cell" style:parent-style-name="Default" style:data-style-name="N116">
      <style:text-properties fo:font-size="8pt" style:font-size-asian="8pt" style:font-size-complex="8pt"/>
    </style:style>
    <style:style style:name="ce70" style:family="table-cell" style:parent-style-name="Default" style:data-style-name="N116">
      <style:table-cell-properties fo:border="none"/>
      <style:text-properties fo:font-size="8pt" style:font-size-asian="8pt" style:font-size-complex="8pt"/>
    </style:style>
    <style:style style:name="ce71" style:family="table-cell" style:parent-style-name="Default" style:data-style-name="N116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72" style:family="table-cell" style:parent-style-name="Default" style:data-style-name="N116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d4ea6b"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2">
      <style:text-properties fo:font-size="10pt" style:font-size-asian="10pt" style:font-size-complex="10pt"/>
    </style:style>
    <style:style style:name="ce193" style:family="table-cell" style:parent-style-name="Default" style:data-style-name="N2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5" style:family="table-cell" style:parent-style-name="Default" style:data-style-name="N2">
      <style:table-cell-properties fo:background-color="#ffa6a6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6" style:family="table-cell" style:parent-style-name="Default" style:data-style-name="N2">
      <style:table-cell-properties fo:background-color="#e8f2a1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7" style:family="table-cell" style:parent-style-name="Default" style:data-style-name="N2"/>
    <style:style style:name="ce19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91" style:family="table-cell" style:parent-style-name="Default" style:data-style-name="N115">
      <style:table-cell-properties fo:border-bottom="0.06pt solid #000000" fo:background-color="#ffbf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 style:data-style-name="N115">
      <style:table-cell-properties fo:border-bottom="none" fo:background-color="#e8f2a1" fo:border-left="none" fo:border-right="none" fo:border-top="0.06pt solid #000000"/>
      <style:text-properties fo:font-size="8pt" style:font-size-asian="8pt" style:font-size-complex="8pt"/>
    </style:style>
    <style:style style:name="ce93" style:family="table-cell" style:parent-style-name="Default" style:data-style-name="N115">
      <style:table-cell-properties fo:background-color="#e8f2a1"/>
      <style:text-properties fo:font-size="8pt" style:font-size-asian="8pt" style:font-size-complex="8pt"/>
    </style:style>
    <style:style style:name="ce94" style:family="table-cell" style:parent-style-name="Default" style:data-style-name="N115">
      <style:table-cell-properties fo:background-color="#e8f2a1" fo:border="none"/>
      <style:text-properties fo:font-size="8pt" style:font-size-asian="8pt" style:font-size-complex="8pt"/>
    </style:style>
    <style:style style:name="ce95" style:family="table-cell" style:parent-style-name="Default" style:data-style-name="N115">
      <style:table-cell-properties fo:border-bottom="0.06pt solid #000000" fo:background-color="#e8f2a1" fo:border-left="none" fo:border-right="none" fo:border-top="none"/>
      <style:text-properties fo:font-size="8pt" style:font-size-asian="8pt" style:font-size-complex="8pt"/>
    </style:style>
    <style:style style:name="ce96" style:family="table-cell" style:parent-style-name="Default" style:data-style-name="N115">
      <style:table-cell-properties fo:border-bottom="0.06pt solid #000000" fo:background-color="#e8f2a1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 style:data-style-name="N115">
      <style:table-cell-properties fo:background-color="#d4ea6b"/>
      <style:text-properties fo:font-size="8pt" fo:font-weight="bold" style:font-size-asian="8pt" style:font-weight-asian="bold" style:font-size-complex="8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6" style:family="table-cell" style:parent-style-name="Default" style:data-style-name="N2">
      <style:table-cell-properties fo:background-color="#ffa6a6"/>
      <style:text-properties fo:font-size="10pt" style:font-size-asian="10pt" style:font-size-complex="10pt"/>
    </style:style>
    <style:style style:name="ce217" style:family="table-cell" style:parent-style-name="Default" style:data-style-name="N2">
      <style:table-cell-properties fo:background-color="#e8f2a1"/>
      <style:text-properties fo:font-size="10pt" style:font-size-asian="10pt" style:font-size-complex="10pt"/>
    </style:style>
    <style:style style:name="ce218" style:family="table-cell" style:parent-style-name="Default" style:data-style-name="N2"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2">
      <style:text-properties fo:font-weight="bold" style:font-weight-asian="bold" style:font-weight-complex="bold"/>
    </style:style>
    <style:style style:name="ce220" style:family="table-cell" style:parent-style-name="Default"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0.06pt solid #000000" fo:background-color="#d4ea6b" fo:border-left="0.06pt solid #000000" fo:border-right="none" fo:border-top="0.06pt solid #000000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1">
      <style:table-cell-properties fo:border-bottom="0.06pt solid #000000" fo:background-color="#ffbf00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13" style:family="table-cell" style:parent-style-name="Default" style:data-style-name="N11">
      <style:table-cell-properties fo:border="none"/>
      <style:text-properties fo:font-size="8pt" style:font-size-asian="8pt" style:font-size-complex="8pt"/>
    </style:style>
    <style:style style:name="ce114" style:family="table-cell" style:parent-style-name="Default" style:data-style-name="N11">
      <style:text-properties fo:font-size="8pt" style:font-size-asian="8pt" style:font-size-complex="8pt"/>
    </style:style>
    <style:style style:name="ce115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17" style:family="table-cell" style:parent-style-name="Default" style:data-style-name="N11">
      <style:table-cell-properties fo:background-color="#d4ea6b"/>
      <style:text-properties fo:font-size="8pt" fo:font-weight="bold" style:font-size-asian="8pt" style:font-weight-asian="bold" style:font-size-complex="8pt" style:font-weight-complex="bold"/>
    </style:style>
    <style:style style:name="ce23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4">
      <style:text-properties fo:font-size="9pt" style:font-size-asian="9pt" style:font-size-complex="9pt"/>
    </style:style>
    <style:style style:name="ce120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121" style:family="table-cell" style:parent-style-name="Default" style:data-style-name="N4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2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0.06pt solid #000000" fo:background-color="#ffbf00" fo:border-left="none" fo:border-right="none" fo:border-top="0.06pt solid #000000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</style:style>
    <style:style style:name="ce127" style:family="table-cell" style:parent-style-name="Default">
      <style:table-cell-properties fo:background-color="#d4ea6b"/>
    </style:style>
    <style:style style:name="ce24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46" style:family="table-cell" style:parent-style-name="Default" style:data-style-name="N2">
      <style:table-cell-properties fo:background-color="#ffa6a6"/>
    </style:style>
    <style:style style:name="ce247" style:family="table-cell" style:parent-style-name="Default" style:data-style-name="N2">
      <style:table-cell-properties fo:background-color="#e8f2a1"/>
    </style:style>
    <style:style style:name="ce13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15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5" style:family="table-cell" style:parent-style-name="Default" style:data-style-name="N115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36" style:family="table-cell" style:parent-style-name="Default" style:data-style-name="N115">
      <style:table-cell-properties fo:border-bottom="0.06pt solid #000000" fo:background-color="#d4ea6b" fo:border-left="none" fo:border-right="0.06pt solid #000000" fo:border-top="0.06pt solid #000000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37" style:family="table-cell" style:parent-style-name="Default" style:data-style-name="N117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38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3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1" style:family="table-cell" style:parent-style-name="Default" style:data-style-name="N11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142" style:family="table-cell" style:parent-style-name="Default" style:data-style-name="N11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43" style:family="table-cell" style:parent-style-name="Default" style:data-style-name="N11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45" style:family="table-cell" style:parent-style-name="Default" style:data-style-name="N2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2.406cm"/>
      <style:paragraph-properties fo:text-align="justify" style:text-autospace="none"/>
      <style:text-properties fo:font-size="12pt"/>
    </style:style>
    <style:style style:name="P1" style:family="paragraph">
      <style:paragraph-properties fo:text-align="justify" style:text-autospace="none"/>
    </style:style>
    <style:style style:name="P2" style:family="paragraph">
      <loext:graphic-properties draw:fill="none" draw:fill-color="#ffffff"/>
      <style:paragraph-properties fo:text-align="justify" style:text-autospace="none" style:writing-mode="lr-tb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tyle-asian="italic" style:font-style-complex="italic" style:text-emphasize="none" style:font-relief="none" style:text-overline-style="none" style:text-overline-color="font-color" fo:font-size="8pt" style:font-size-asian="8pt" style:font-size-complex="8pt" style:font-weight-asian="bold" style:font-weight-complex="bold"/>
    </style:style>
    <style:style style:name="T7" style:family="text">
      <style:text-properties style:font-name="Liberation Sans" style:text-line-through-type="none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text-emphasize="none" style:font-relief="none" style:text-overline-style="none" style:text-overline-color="font-color" fo:font-size="8pt" style:font-size-asian="8pt" style:font-size-complex="8pt" style:font-weight-asian="bold" style:font-weight-complex="bold" style:text-underline-style="none" style:text-underline-color="font-color" fo:font-style="normal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shapes>
          <draw:frame draw:z-index="0" draw:name="Text Frame 1" draw:style-name="gr1" draw:text-style-name="P2" svg:width="17.115cm" svg:height="2.406cm" svg:x="0.428cm" svg:y="46.865cm">
            <draw:text-box>
              <text:p text:style-name="P1"><text:span text:style-name="T1">* Hüsmüşah nene tapuya göre tarlaların sahibi değil, Her tarlada Hüsmüşah nene ile Halim Dayının çocukları ortak durumda. Bu nedenle pay oranlarına göre 16179,99 m2 yüzölçümlü 3 tarlanın, </text:span><text:span text:style-name="T2">2680,70</text:span><text:span text:style-name="T1"> m2 ‘si Hüsmüşah Neneye ait. Hüsmüşah neneye ait </text:span><text:span text:style-name="T2">2680,70</text:span><text:span text:style-name="T1"> m2 ‘ye Hüsmüşah nenenin 5 çocuğuda hissedar. Sonuçta tapuda Hüsnüşah nene ile ortak olan kişiler, aynı zamanda Hüsmüşah nenenin vefatıyla </text:span><text:span text:style-name="T2">2680,70</text:span><text:span text:style-name="T1"> m2 lik alanada hissedar oluyorlar</text:span></text:p>
            </draw:text-box>
          </draw:frame>
        </table:shapes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8" table:default-cell-style-name="ce33"/>
        <table:table-column table:style-name="co10" table:number-columns-repeated="1014" table:default-cell-style-name="ce33"/>
        <table:table-row table:style-name="ro2">
          <table:table-cell table:style-name="ce27"/>
          <table:table-cell table:style-name="ce153" office:value-type="string" calcext:value-type="string">
            <text:p>Tapu kayıtları</text:p>
          </table:table-cell>
          <table:table-cell table:style-name="ce153" table:number-columns-repeated="3"/>
          <table:table-cell table:style-name="ce191" office:value-type="string" calcext:value-type="string">
            <text:p>m2</text:p>
          </table:table-cell>
          <table:table-cell table:style-name="ce153" office:value-type="string" calcext:value-type="string">
            <text:p>Hüsnüye (Halim Anası) </text:p>
          </table:table-cell>
          <table:table-cell table:style-name="ce192"/>
          <table:table-cell table:style-name="ce245" office:value-type="string" calcext:value-type="string">
            <text:p>m2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Tokat Merkez Karşıyaka Ada 2530 Parsel 1</text:p>
          </table:table-cell>
          <table:table-cell table:style-name="ce153" table:number-columns-repeated="3"/>
          <table:table-cell table:style-name="ce192" office:value-type="float" office:value="2016.65" calcext:value-type="float">
            <text:p>2016,65</text:p>
          </table:table-cell>
          <table:table-cell table:style-name="ce153" office:value-type="string" calcext:value-type="string">
            <text:p><text:s text:c="5"/>127 / 800</text:p>
          </table:table-cell>
          <table:table-cell table:style-name="ce192" table:formula="of:=127/800" office:value-type="float" office:value="0.15875" calcext:value-type="float">
            <text:p>0,16</text:p>
          </table:table-cell>
          <table:table-cell table:style-name="ce192" table:formula="of:=[.F2]*[.H2]" office:value-type="float" office:value="320.1431875" calcext:value-type="float">
            <text:p>320,14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Tokat Merkez Karşıyaka Ada 429 Parsel 19</text:p>
          </table:table-cell>
          <table:table-cell table:style-name="ce153" table:number-columns-repeated="3"/>
          <table:table-cell table:style-name="ce192" office:value-type="float" office:value="3547.34" calcext:value-type="float">
            <text:p>3547,34</text:p>
          </table:table-cell>
          <table:table-cell table:style-name="ce153" office:value-type="string" calcext:value-type="string">
            <text:p><text:s text:c="8"/>1 / 6</text:p>
          </table:table-cell>
          <table:table-cell table:style-name="ce192" table:formula="of:=1/6" office:value-type="float" office:value="0.166666666666667" calcext:value-type="float">
            <text:p>0,17</text:p>
          </table:table-cell>
          <table:table-cell table:style-name="ce192" table:formula="of:=[.F3]*[.H3]" office:value-type="float" office:value="591.223333333333" calcext:value-type="float">
            <text:p>591,22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Tokat Merkez Karşıyaka Ada 429 Parsel 31</text:p>
          </table:table-cell>
          <table:table-cell table:style-name="ce153" table:number-columns-repeated="3"/>
          <table:table-cell table:style-name="ce192" office:value-type="float" office:value="10616" calcext:value-type="float">
            <text:p>10616,00</text:p>
          </table:table-cell>
          <table:table-cell table:style-name="ce153" office:value-type="string" calcext:value-type="string">
            <text:p><text:s text:c="8"/>1 / 6</text:p>
          </table:table-cell>
          <table:table-cell table:style-name="ce192" table:formula="of:=1/6" office:value-type="float" office:value="0.166666666666667" calcext:value-type="float">
            <text:p>0,17</text:p>
          </table:table-cell>
          <table:table-cell table:style-name="ce192" table:formula="of:=[.F4]*[.H4]" office:value-type="float" office:value="1769.33333333333" calcext:value-type="float">
            <text:p>1769,33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4" office:value-type="string" calcext:value-type="string">
            <text:p>Toplam</text:p>
          </table:table-cell>
          <table:table-cell table:style-name="ce153" table:number-columns-repeated="3"/>
          <table:table-cell table:style-name="ce192" table:formula="of:=SUM([.F2:.F4])" office:value-type="float" office:value="16179.99" calcext:value-type="float">
            <text:p>16179,99</text:p>
          </table:table-cell>
          <table:table-cell table:style-name="ce153"/>
          <table:table-cell table:style-name="ce192" table:number-columns-repeated="2"/>
          <table:table-cell table:number-columns-repeated="1015"/>
        </table:table-row>
        <table:table-row table:style-name="ro2">
          <table:table-cell table:style-name="ce27"/>
          <table:table-cell table:style-name="ce153" table:number-columns-repeated="4"/>
          <table:table-cell table:style-name="ce193"/>
          <table:table-cell table:style-name="ce155"/>
          <table:table-cell table:style-name="ce194"/>
          <table:table-cell table:style-name="ce193"/>
          <table:table-cell table:number-columns-repeated="1015"/>
        </table:table-row>
        <table:table-row table:style-name="ro2">
          <table:table-cell table:style-name="ce27"/>
          <table:table-cell table:style-name="ce155" office:value-type="string" calcext:value-type="string">
            <text:p>Tapuda mirasçılar</text:p>
          </table:table-cell>
          <table:table-cell table:style-name="ce155" table:number-columns-repeated="3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27"/>
          <table:table-cell table:style-name="ce155" table:number-columns-repeated="4"/>
          <table:table-cell table:style-name="ce194" office:value-type="string" calcext:value-type="string">
            <text:p>hisse</text:p>
          </table:table-cell>
          <table:table-cell table:style-name="ce215" office:value-type="string" calcext:value-type="string">
            <text:p>m2</text:p>
          </table:table-cell>
          <table:table-cell table:number-columns-repeated="2" table:style-name="ce235" office:value-type="string" calcext:value-type="string">
            <text:p>%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5" office:value-type="string" calcext:value-type="string">
            <text:p>Tokat Merkez Karşıyaka Ada 2530 Parsel 1</text:p>
          </table:table-cell>
          <table:table-cell table:style-name="ce153" table:number-columns-repeated="3"/>
          <table:table-cell table:style-name="ce193" office:value-type="float" office:value="2016.65" calcext:value-type="float">
            <text:p>2016,65</text:p>
          </table:table-cell>
          <table:table-cell table:style-name="ce155" office:value-type="string" calcext:value-type="string">
            <text:p>m2</text:p>
          </table:table-cell>
          <table:table-cell table:style-name="ce192" office:value-type="string" calcext:value-type="string">
            <text:p>tapuda</text:p>
          </table:table-cell>
          <table:table-cell table:style-name="ce192" office:value-type="string" calcext:value-type="string">
            <text:p>toplamda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Hanife Topçuer</text:p>
          </table:table-cell>
          <table:table-cell table:style-name="ce153"/>
          <table:table-cell table:style-name="ce153" office:value-type="float" office:value="127" calcext:value-type="float">
            <text:p>127</text:p>
          </table:table-cell>
          <table:table-cell table:style-name="ce153" office:value-type="float" office:value="800" calcext:value-type="float">
            <text:p>800</text:p>
          </table:table-cell>
          <table:table-cell table:style-name="ce193" table:formula="of:=[.D10]/[.E10]" office:value-type="float" office:value="0.15875" calcext:value-type="float">
            <text:p>0,16</text:p>
          </table:table-cell>
          <table:table-cell table:style-name="ce192" table:formula="of:=[.F10]*[.$F$9]" office:value-type="float" office:value="320.1431875" calcext:value-type="float">
            <text:p>320,14</text:p>
          </table:table-cell>
          <table:table-cell table:style-name="ce192" table:formula="of:=[.G10]*100/[.$F$9]" office:value-type="float" office:value="15.875" calcext:value-type="float">
            <text:p>15,88</text:p>
          </table:table-cell>
          <table:table-cell table:style-name="ce197" table:formula="of:=[.G10]*100/[.$F$5]" office:value-type="float" office:value="1.9786364979212" calcext:value-type="float">
            <text:p>1,98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Kamil Evyapan</text:p>
          </table:table-cell>
          <table:table-cell table:style-name="Default"/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2400" calcext:value-type="float">
            <text:p>2400</text:p>
          </table:table-cell>
          <table:table-cell table:style-name="ce193" table:formula="of:=[.D11]/[.E11]" office:value-type="float" office:value="0.0170833333333333" calcext:value-type="float">
            <text:p>0,02</text:p>
          </table:table-cell>
          <table:table-cell table:style-name="ce192" table:formula="of:=[.F11]*[.$F$9]" office:value-type="float" office:value="34.4511041666667" calcext:value-type="float">
            <text:p>34,45</text:p>
          </table:table-cell>
          <table:table-cell table:style-name="ce192" table:formula="of:=[.G11]*100/[.$F$9]" office:value-type="float" office:value="1.70833333333333" calcext:value-type="float">
            <text:p>1,71</text:p>
          </table:table-cell>
          <table:table-cell table:style-name="ce197" table:formula="of:=[.G11]*100/[.$F$5]" office:value-type="float" office:value="0.212924137571572" calcext:value-type="float">
            <text:p>0,21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Güngör Evyapan</text:p>
          </table:table-cell>
          <table:table-cell table:style-name="Default"/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2400" calcext:value-type="float">
            <text:p>2400</text:p>
          </table:table-cell>
          <table:table-cell table:style-name="ce193" table:formula="of:=[.D12]/[.E12]" office:value-type="float" office:value="0.0170833333333333" calcext:value-type="float">
            <text:p>0,02</text:p>
          </table:table-cell>
          <table:table-cell table:style-name="ce192" table:formula="of:=[.F12]*[.$F$9]" office:value-type="float" office:value="34.4511041666667" calcext:value-type="float">
            <text:p>34,45</text:p>
          </table:table-cell>
          <table:table-cell table:style-name="ce192" table:formula="of:=[.G12]*100/[.$F$9]" office:value-type="float" office:value="1.70833333333333" calcext:value-type="float">
            <text:p>1,71</text:p>
          </table:table-cell>
          <table:table-cell table:style-name="ce197" table:formula="of:=[.G12]*100/[.$F$5]" office:value-type="float" office:value="0.212924137571572" calcext:value-type="float">
            <text:p>0,21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Ülkü Evyapan</text:p>
          </table:table-cell>
          <table:table-cell table:style-name="Default"/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2400" calcext:value-type="float">
            <text:p>2400</text:p>
          </table:table-cell>
          <table:table-cell table:style-name="ce193" table:formula="of:=[.D13]/[.E13]" office:value-type="float" office:value="0.0170833333333333" calcext:value-type="float">
            <text:p>0,02</text:p>
          </table:table-cell>
          <table:table-cell table:style-name="ce192" table:formula="of:=[.F13]*[.$F$9]" office:value-type="float" office:value="34.4511041666667" calcext:value-type="float">
            <text:p>34,45</text:p>
          </table:table-cell>
          <table:table-cell table:style-name="ce192" table:formula="of:=[.G13]*100/[.$F$9]" office:value-type="float" office:value="1.70833333333333" calcext:value-type="float">
            <text:p>1,71</text:p>
          </table:table-cell>
          <table:table-cell table:style-name="ce197" table:formula="of:=[.G13]*100/[.$F$5]" office:value-type="float" office:value="0.212924137571572" calcext:value-type="float">
            <text:p>0,21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Hanife Topçuer</text:p>
          </table:table-cell>
          <table:table-cell table:style-name="Default"/>
          <table:table-cell table:style-name="ce153" office:value-type="float" office:value="701" calcext:value-type="float">
            <text:p>701</text:p>
          </table:table-cell>
          <table:table-cell table:style-name="ce153" office:value-type="float" office:value="1200" calcext:value-type="float">
            <text:p>1200</text:p>
          </table:table-cell>
          <table:table-cell table:style-name="ce193" table:formula="of:=[.D14]/[.E14]" office:value-type="float" office:value="0.584166666666667" calcext:value-type="float">
            <text:p>0,58</text:p>
          </table:table-cell>
          <table:table-cell table:style-name="ce192" table:formula="of:=[.F14]*[.$F$9]" office:value-type="float" office:value="1178.05970833333" calcext:value-type="float">
            <text:p>1178,06</text:p>
          </table:table-cell>
          <table:table-cell table:style-name="ce192" table:formula="of:=[.G14]*100/[.$F$9]" office:value-type="float" office:value="58.4166666666667" calcext:value-type="float">
            <text:p>58,42</text:p>
          </table:table-cell>
          <table:table-cell table:style-name="ce197" table:formula="of:=[.G14]*100/[.$F$5]" office:value-type="float" office:value="7.28096685061816" calcext:value-type="float">
            <text:p>7,28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6" office:value-type="string" calcext:value-type="string">
            <text:p>Maliye Hazinesi </text:p>
          </table:table-cell>
          <table:table-cell table:style-name="ce156"/>
          <table:table-cell table:style-name="ce156" office:value-type="float" office:value="113" calcext:value-type="float">
            <text:p>113</text:p>
          </table:table-cell>
          <table:table-cell table:style-name="ce156" office:value-type="float" office:value="2400" calcext:value-type="float">
            <text:p>2400</text:p>
          </table:table-cell>
          <table:table-cell table:style-name="ce195" table:formula="of:=[.D15]/[.E15]" office:value-type="float" office:value="0.0470833333333333" calcext:value-type="float">
            <text:p>0,05</text:p>
          </table:table-cell>
          <table:table-cell table:style-name="ce216" table:formula="of:=[.F15]*[.$F$9]" office:value-type="float" office:value="94.9506041666667" calcext:value-type="float">
            <text:p>94,95</text:p>
          </table:table-cell>
          <table:table-cell table:style-name="ce216" table:formula="of:=[.G15]*100/[.$F$9]" office:value-type="float" office:value="4.70833333333333" calcext:value-type="float">
            <text:p>4,71</text:p>
          </table:table-cell>
          <table:table-cell table:style-name="ce246" table:formula="of:=[.G15]*100/[.$F$5]" office:value-type="float" office:value="0.586839696233846" calcext:value-type="float">
            <text:p>0,59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7" office:value-type="string" calcext:value-type="string">
            <text:p>Hüsmüşah Evyapan</text:p>
          </table:table-cell>
          <table:table-cell table:style-name="ce157"/>
          <table:table-cell table:style-name="ce157" office:value-type="float" office:value="127" calcext:value-type="float">
            <text:p>127</text:p>
          </table:table-cell>
          <table:table-cell table:style-name="ce157" office:value-type="float" office:value="800" calcext:value-type="float">
            <text:p>800</text:p>
          </table:table-cell>
          <table:table-cell table:style-name="ce196" table:formula="of:=[.D16]/[.E16]" office:value-type="float" office:value="0.15875" calcext:value-type="float">
            <text:p>0,16</text:p>
          </table:table-cell>
          <table:table-cell table:style-name="ce217" table:formula="of:=[.F16]*[.$F$9]" office:value-type="float" office:value="320.1431875" calcext:value-type="float">
            <text:p>320,14</text:p>
          </table:table-cell>
          <table:table-cell table:style-name="ce217" table:formula="of:=[.G16]*100/[.$F$9]" office:value-type="float" office:value="15.875" calcext:value-type="float">
            <text:p>15,88</text:p>
          </table:table-cell>
          <table:table-cell table:style-name="ce247" table:formula="of:=[.G16]*100/[.$F$5]" office:value-type="float" office:value="1.9786364979212" calcext:value-type="float">
            <text:p>1,98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table:number-columns-repeated="4"/>
          <table:table-cell table:style-name="ce192"/>
          <table:table-cell table:style-name="ce218" table:formula="of:=SUM([.G10:.G16])" office:value-type="float" office:value="2016.65" calcext:value-type="float">
            <text:p>2016,65</text:p>
          </table:table-cell>
          <table:table-cell table:style-name="ce218" table:formula="of:=SUM([.H10:.H16])" office:value-type="float" office:value="100" calcext:value-type="float">
            <text:p>100,00</text:p>
          </table:table-cell>
          <table:table-cell table:style-name="ce218" table:formula="of:=SUM([.I10:.I16])" office:value-type="float" office:value="12.4638519554091" calcext:value-type="float">
            <text:p>12,46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5" office:value-type="string" calcext:value-type="string">
            <text:p>Tokat Merkez Karşıyaka Ada 429 Parsel 19</text:p>
          </table:table-cell>
          <table:table-cell table:style-name="ce155" table:number-columns-repeated="3"/>
          <table:table-cell table:style-name="ce193" office:value-type="float" office:value="3547.34" calcext:value-type="float">
            <text:p>3547,34</text:p>
          </table:table-cell>
          <table:table-cell table:style-name="ce193" table:number-columns-repeated="3"/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Hanife Topçuer</text:p>
          </table:table-cell>
          <table:table-cell table:style-name="ce155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93" table:formula="of:=[.D19]/[.E19]" office:value-type="float" office:value="0.166666666666667" calcext:value-type="float">
            <text:p>0,17</text:p>
          </table:table-cell>
          <table:table-cell table:style-name="ce192" table:formula="of:=[.F19]*[.$F$18]" office:value-type="float" office:value="591.223333333333" calcext:value-type="float">
            <text:p>591,22</text:p>
          </table:table-cell>
          <table:table-cell table:style-name="ce192" table:formula="of:=[.G19]*100/[.$F$18]" office:value-type="float" office:value="16.6666666666667" calcext:value-type="float">
            <text:p>16,67</text:p>
          </table:table-cell>
          <table:table-cell table:style-name="ce197" table:formula="of:=[.G19]*100/[.$F$5]" office:value-type="float" office:value="3.65404016524938" calcext:value-type="float">
            <text:p>3,65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Kamil Evyapa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6" calcext:value-type="float">
            <text:p>56</text:p>
          </table:table-cell>
          <table:table-cell table:style-name="ce193" table:formula="of:=[.D20]/[.E20]" office:value-type="float" office:value="0.0178571428571429" calcext:value-type="float">
            <text:p>0,02</text:p>
          </table:table-cell>
          <table:table-cell table:style-name="ce192" table:formula="of:=[.F20]*[.$F$18]" office:value-type="float" office:value="63.3453571428571" calcext:value-type="float">
            <text:p>63,35</text:p>
          </table:table-cell>
          <table:table-cell table:style-name="ce192" table:formula="of:=[.G20]*100/[.$F$18]" office:value-type="float" office:value="1.78571428571429" calcext:value-type="float">
            <text:p>1,79</text:p>
          </table:table-cell>
          <table:table-cell table:style-name="ce197" table:formula="of:=[.G20]*100/[.$F$5]" office:value-type="float" office:value="0.391504303419577" calcext:value-type="float">
            <text:p>0,39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Güngör Evyapa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6" calcext:value-type="float">
            <text:p>56</text:p>
          </table:table-cell>
          <table:table-cell table:style-name="ce193" table:formula="of:=[.D21]/[.E21]" office:value-type="float" office:value="0.0178571428571429" calcext:value-type="float">
            <text:p>0,02</text:p>
          </table:table-cell>
          <table:table-cell table:style-name="ce192" table:formula="of:=[.F21]*[.$F$18]" office:value-type="float" office:value="63.3453571428571" calcext:value-type="float">
            <text:p>63,35</text:p>
          </table:table-cell>
          <table:table-cell table:style-name="ce192" table:formula="of:=[.G21]*100/[.$F$18]" office:value-type="float" office:value="1.78571428571429" calcext:value-type="float">
            <text:p>1,79</text:p>
          </table:table-cell>
          <table:table-cell table:style-name="ce197" table:formula="of:=[.G21]*100/[.$F$5]" office:value-type="float" office:value="0.391504303419577" calcext:value-type="float">
            <text:p>0,39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Ülkü Evyapa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6" calcext:value-type="float">
            <text:p>56</text:p>
          </table:table-cell>
          <table:table-cell table:style-name="ce193" table:formula="of:=[.D22]/[.E22]" office:value-type="float" office:value="0.0178571428571429" calcext:value-type="float">
            <text:p>0,02</text:p>
          </table:table-cell>
          <table:table-cell table:style-name="ce192" table:formula="of:=[.F22]*[.$F$18]" office:value-type="float" office:value="63.3453571428571" calcext:value-type="float">
            <text:p>63,35</text:p>
          </table:table-cell>
          <table:table-cell table:style-name="ce192" table:formula="of:=[.G22]*100/[.$F$18]" office:value-type="float" office:value="1.78571428571429" calcext:value-type="float">
            <text:p>1,79</text:p>
          </table:table-cell>
          <table:table-cell table:style-name="ce197" table:formula="of:=[.G22]*100/[.$F$5]" office:value-type="float" office:value="0.391504303419577" calcext:value-type="float">
            <text:p>0,39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Hanife Topçu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93" table:formula="of:=[.D23]/[.E23]" office:value-type="float" office:value="0.595238095238095" calcext:value-type="float">
            <text:p>0,60</text:p>
          </table:table-cell>
          <table:table-cell table:style-name="ce192" table:formula="of:=[.F23]*[.$F$18]" office:value-type="float" office:value="2111.5119047619" calcext:value-type="float">
            <text:p>2111,51</text:p>
          </table:table-cell>
          <table:table-cell table:style-name="ce192" table:formula="of:=[.G23]*100/[.$F$18]" office:value-type="float" office:value="59.5238095238095" calcext:value-type="float">
            <text:p>59,52</text:p>
          </table:table-cell>
          <table:table-cell table:style-name="ce197" table:formula="of:=[.G23]*100/[.$F$5]" office:value-type="float" office:value="13.0501434473192" calcext:value-type="float">
            <text:p>13,05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Hanife Topçuer</text:p>
          </table:table-cell>
          <table:table-cell table:style-name="ce153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93" table:formula="of:=[.D24]/[.E24]" office:value-type="float" office:value="0.0178571428571429" calcext:value-type="float">
            <text:p>0,02</text:p>
          </table:table-cell>
          <table:table-cell table:style-name="ce192" table:formula="of:=[.F24]*[.$F$18]" office:value-type="float" office:value="63.3453571428571" calcext:value-type="float">
            <text:p>63,35</text:p>
          </table:table-cell>
          <table:table-cell table:style-name="ce192" table:formula="of:=[.G24]*100/[.$F$18]" office:value-type="float" office:value="1.78571428571429" calcext:value-type="float">
            <text:p>1,79</text:p>
          </table:table-cell>
          <table:table-cell table:style-name="ce197" table:formula="of:=[.G24]*100/[.$F$5]" office:value-type="float" office:value="0.391504303419577" calcext:value-type="float">
            <text:p>0,39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7" office:value-type="string" calcext:value-type="string">
            <text:p>Hüsmüşah Evyapan</text:p>
          </table:table-cell>
          <table:table-cell table:style-name="ce157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96" table:formula="of:=[.D25]/[.E25]" office:value-type="float" office:value="0.166666666666667" calcext:value-type="float">
            <text:p>0,17</text:p>
          </table:table-cell>
          <table:table-cell table:style-name="ce217" table:formula="of:=[.F25]*[.$F$18]" office:value-type="float" office:value="591.223333333333" calcext:value-type="float">
            <text:p>591,22</text:p>
          </table:table-cell>
          <table:table-cell table:style-name="ce217" table:formula="of:=[.G25]*100/[.$F$18]" office:value-type="float" office:value="16.6666666666667" calcext:value-type="float">
            <text:p>16,67</text:p>
          </table:table-cell>
          <table:table-cell table:style-name="ce247" table:formula="of:=[.G25]*100/[.$F$5]" office:value-type="float" office:value="3.65404016524938" calcext:value-type="float">
            <text:p>3,65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Default" table:number-columns-repeated="4"/>
          <table:table-cell table:style-name="ce197"/>
          <table:table-cell table:style-name="ce219" table:formula="of:=SUM([.G19:.G25])" office:value-type="float" office:value="3547.34" calcext:value-type="float">
            <text:p>3547,34</text:p>
          </table:table-cell>
          <table:table-cell table:style-name="ce219" table:formula="of:=SUM([.H19:.H25])" office:value-type="float" office:value="100" calcext:value-type="float">
            <text:p>100,00</text:p>
          </table:table-cell>
          <table:table-cell table:style-name="ce219" table:formula="of:=[.G26]*100/[.$F$5]" office:value-type="float" office:value="21.9242409914963" calcext:value-type="float">
            <text:p>21,92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Default" table:number-columns-repeated="4"/>
          <table:table-cell table:style-name="ce197" table:number-columns-repeated="4"/>
          <table:table-cell table:number-columns-repeated="1015"/>
        </table:table-row>
        <table:table-row table:style-name="ro2">
          <table:table-cell table:style-name="ce27"/>
          <table:table-cell table:style-name="ce155" office:value-type="string" calcext:value-type="string">
            <text:p>Tokat Merkez Karşıyaka Ada 429 Parsel 31</text:p>
          </table:table-cell>
          <table:table-cell table:style-name="ce155" table:number-columns-repeated="3"/>
          <table:table-cell table:style-name="ce193" office:value-type="float" office:value="10616" calcext:value-type="float">
            <text:p>10616,00</text:p>
          </table:table-cell>
          <table:table-cell table:style-name="ce155"/>
          <table:table-cell table:style-name="ce193" table:number-columns-repeated="2"/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Hanife Topçuer</text:p>
          </table:table-cell>
          <table:table-cell table:style-name="ce155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93" table:formula="of:=[.D29]/[.E29]" office:value-type="float" office:value="0.166666666666667" calcext:value-type="float">
            <text:p>0,17</text:p>
          </table:table-cell>
          <table:table-cell table:style-name="ce192" table:formula="of:=[.F29]*[.$F$28]" office:value-type="float" office:value="1769.33333333333" calcext:value-type="float">
            <text:p>1769,33</text:p>
          </table:table-cell>
          <table:table-cell table:style-name="ce192" table:formula="of:=[.G29]*100/[.$F$28]" office:value-type="float" office:value="16.6666666666667" calcext:value-type="float">
            <text:p>16,67</text:p>
          </table:table-cell>
          <table:table-cell table:style-name="ce197" table:formula="of:=[.G29]*100/[.$F$5]" office:value-type="float" office:value="10.9353178421824" calcext:value-type="float">
            <text:p>10,94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Hanife Topçuer</text:p>
          </table:table-cell>
          <table:table-cell table:style-name="ce155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93" table:formula="of:=[.D30]/[.E30]" office:value-type="float" office:value="0.0178571428571429" calcext:value-type="float">
            <text:p>0,02</text:p>
          </table:table-cell>
          <table:table-cell table:style-name="ce192" table:formula="of:=[.F30]*[.$F$28]" office:value-type="float" office:value="189.571428571429" calcext:value-type="float">
            <text:p>189,57</text:p>
          </table:table-cell>
          <table:table-cell table:style-name="ce192" table:formula="of:=[.G30]*100/[.$F$28]" office:value-type="float" office:value="1.78571428571429" calcext:value-type="float">
            <text:p>1,79</text:p>
          </table:table-cell>
          <table:table-cell table:style-name="ce197" table:formula="of:=[.G30]*100/[.$F$5]" office:value-type="float" office:value="1.17164119737669" calcext:value-type="float">
            <text:p>1,17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Kamil Evyapa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93" table:formula="of:=[.D31]/[.E31]" office:value-type="float" office:value="0.0178571428571429" calcext:value-type="float">
            <text:p>0,02</text:p>
          </table:table-cell>
          <table:table-cell table:style-name="ce192" table:formula="of:=[.F31]*[.$F$28]" office:value-type="float" office:value="189.571428571429" calcext:value-type="float">
            <text:p>189,57</text:p>
          </table:table-cell>
          <table:table-cell table:style-name="ce192" table:formula="of:=[.G31]*100/[.$F$28]" office:value-type="float" office:value="1.78571428571429" calcext:value-type="float">
            <text:p>1,79</text:p>
          </table:table-cell>
          <table:table-cell table:style-name="ce197" table:formula="of:=[.G31]*100/[.$F$5]" office:value-type="float" office:value="1.17164119737669" calcext:value-type="float">
            <text:p>1,17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Güngör Evyapa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93" table:formula="of:=[.D32]/[.E32]" office:value-type="float" office:value="0.0178571428571429" calcext:value-type="float">
            <text:p>0,02</text:p>
          </table:table-cell>
          <table:table-cell table:style-name="ce192" table:formula="of:=[.F32]*[.$F$28]" office:value-type="float" office:value="189.571428571429" calcext:value-type="float">
            <text:p>189,57</text:p>
          </table:table-cell>
          <table:table-cell table:style-name="ce192" table:formula="of:=[.G32]*100/[.$F$28]" office:value-type="float" office:value="1.78571428571429" calcext:value-type="float">
            <text:p>1,79</text:p>
          </table:table-cell>
          <table:table-cell table:style-name="ce197" table:formula="of:=[.G32]*100/[.$F$5]" office:value-type="float" office:value="1.17164119737669" calcext:value-type="float">
            <text:p>1,17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Ülkü Evyapa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93" table:formula="of:=[.D33]/[.E33]" office:value-type="float" office:value="0.0178571428571429" calcext:value-type="float">
            <text:p>0,02</text:p>
          </table:table-cell>
          <table:table-cell table:style-name="ce192" table:formula="of:=[.F33]*[.$F$28]" office:value-type="float" office:value="189.571428571429" calcext:value-type="float">
            <text:p>189,57</text:p>
          </table:table-cell>
          <table:table-cell table:style-name="ce192" table:formula="of:=[.G33]*100/[.$F$28]" office:value-type="float" office:value="1.78571428571429" calcext:value-type="float">
            <text:p>1,79</text:p>
          </table:table-cell>
          <table:table-cell table:style-name="ce197" table:formula="of:=[.G33]*100/[.$F$5]" office:value-type="float" office:value="1.17164119737669" calcext:value-type="float">
            <text:p>1,17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Hanife Topçu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93" table:formula="of:=[.D34]/[.E34]" office:value-type="float" office:value="0.595238095238095" calcext:value-type="float">
            <text:p>0,60</text:p>
          </table:table-cell>
          <table:table-cell table:style-name="ce192" table:formula="of:=[.F34]*[.$F$28]" office:value-type="float" office:value="6319.04761904762" calcext:value-type="float">
            <text:p>6319,05</text:p>
          </table:table-cell>
          <table:table-cell table:style-name="ce192" table:formula="of:=[.G34]*100/[.$F$28]" office:value-type="float" office:value="59.5238095238095" calcext:value-type="float">
            <text:p>59,52</text:p>
          </table:table-cell>
          <table:table-cell table:style-name="ce197" table:formula="of:=[.G34]*100/[.$F$5]" office:value-type="float" office:value="39.054706579223" calcext:value-type="float">
            <text:p>39,05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7" office:value-type="string" calcext:value-type="string">
            <text:p>Hüsmüşah Evyapan</text:p>
          </table:table-cell>
          <table:table-cell table:style-name="ce157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96" table:formula="of:=[.D35]/[.E35]" office:value-type="float" office:value="0.166666666666667" calcext:value-type="float">
            <text:p>0,17</text:p>
          </table:table-cell>
          <table:table-cell table:style-name="ce217" table:formula="of:=[.F35]*[.$F$28]" office:value-type="float" office:value="1769.33333333333" calcext:value-type="float">
            <text:p>1769,33</text:p>
          </table:table-cell>
          <table:table-cell table:style-name="ce217" table:formula="of:=[.G35]*100/[.$F$28]" office:value-type="float" office:value="16.6666666666667" calcext:value-type="float">
            <text:p>16,67</text:p>
          </table:table-cell>
          <table:table-cell table:style-name="ce247" table:formula="of:=[.G35]*100/[.$F$5]" office:value-type="float" office:value="10.9353178421824" calcext:value-type="float">
            <text:p>10,94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Default" table:number-columns-repeated="4"/>
          <table:table-cell table:style-name="ce197"/>
          <table:table-cell table:style-name="ce219" table:formula="of:=SUM([.G29:.G35])" office:value-type="float" office:value="10616" calcext:value-type="float">
            <text:p>10616,00</text:p>
          </table:table-cell>
          <table:table-cell table:style-name="ce219" table:formula="of:=SUM([.H29:.H35])" office:value-type="float" office:value="100" calcext:value-type="float">
            <text:p>100,00</text:p>
          </table:table-cell>
          <table:table-cell table:style-name="ce219" table:formula="of:=SUM([.I29:.I35])" office:value-type="float" office:value="65.6119070530946" calcext:value-type="float">
            <text:p>65,61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Default" table:number-columns-repeated="4"/>
          <table:table-cell table:style-name="ce197"/>
          <table:table-cell table:style-name="ce220"/>
          <table:table-cell table:style-name="ce219"/>
          <table:table-cell table:style-name="ce219" table:formula="of:=[.I36]+[.I26]+[.I17]" office:value-type="float" office:value="100" calcext:value-type="float">
            <text:p>100,00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Default" table:number-columns-repeated="4"/>
          <table:table-cell table:style-name="ce197"/>
          <table:table-cell table:style-name="ce220"/>
          <table:table-cell table:style-name="ce219" table:number-columns-repeated="2"/>
          <table:table-cell table:number-columns-repeated="1015"/>
        </table:table-row>
        <table:table-row table:style-name="ro2">
          <table:table-cell table:style-name="ce27"/>
          <table:table-cell table:style-name="Default" table:number-columns-repeated="4"/>
          <table:table-cell table:style-name="ce198" office:value-type="string" calcext:value-type="string">
            <text:p>hüsnüyeden</text:p>
          </table:table-cell>
          <table:table-cell table:style-name="ce221" office:value-type="string" calcext:value-type="string">
            <text:p>son hali</text:p>
          </table:table-cell>
          <table:table-cell table:style-name="ce198" office:value-type="string" calcext:value-type="string">
            <text:p>toplam</text:p>
          </table:table-cell>
          <table:table-cell table:style-name="ce198" office:value-type="string" calcext:value-type="string">
            <text:p>kendi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Default" table:number-columns-repeated="2"/>
          <table:table-cell table:style-name="ce170"/>
          <table:table-cell table:number-columns-repeated="3" table:style-name="ce179" office:value-type="string" calcext:value-type="string">
            <text:p>m2</text:p>
          </table:table-cell>
          <table:table-cell table:number-columns-repeated="2" table:style-name="ce179" office:value-type="string" calcext:value-type="string">
            <text:p>%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Hüsmüşah Evyapan</text:p>
          </table:table-cell>
          <table:table-cell table:style-name="ce170"/>
          <table:table-cell table:style-name="Default"/>
          <table:table-cell table:style-name="ce170" table:formula="of:=[.G35]+[.G25]+[.G16]" office:value-type="float" office:value="2680.69985416667" calcext:value-type="float">
            <text:p>2.680,70</text:p>
          </table:table-cell>
          <table:table-cell table:style-name="ce170"/>
          <table:table-cell table:style-name="ce170" office:value-type="float" office:value="0" calcext:value-type="float">
            <text:p>0,00</text:p>
          </table:table-cell>
          <table:table-cell table:style-name="ce170" table:formula="of:=[.E41]*100/[.$E$48]" office:value-type="float" office:value="16.567994505353" calcext:value-type="float">
            <text:p>16,57</text:p>
          </table:table-cell>
          <table:table-cell table:style-name="ce170" table:formula="of:=[.G41]*100/[.$G$48]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Maliye Hazinesi </text:p>
          </table:table-cell>
          <table:table-cell table:style-name="ce170"/>
          <table:table-cell table:style-name="Default"/>
          <table:table-cell table:style-name="ce170" table:formula="of:=[.G15]" office:value-type="float" office:value="94.9506041666667" calcext:value-type="float">
            <text:p>94,95</text:p>
          </table:table-cell>
          <table:table-cell table:style-name="Default"/>
          <table:table-cell table:style-name="ce170" table:formula="of:=[.E42]" office:value-type="float" office:value="94.9506041666667" calcext:value-type="float">
            <text:p>94,95</text:p>
          </table:table-cell>
          <table:table-cell table:style-name="ce170" table:formula="of:=[.E42]*100/[.$E$48]" office:value-type="float" office:value="0.586839696233846" calcext:value-type="float">
            <text:p>0,59</text:p>
          </table:table-cell>
          <table:table-cell table:style-name="ce170" table:formula="of:=[.G42]*100/[.$G$48]" office:value-type="float" office:value="0.689439369982046" calcext:value-type="float">
            <text:p>0,69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Kamil Evyapan</text:p>
          </table:table-cell>
          <table:table-cell table:style-name="ce170"/>
          <table:table-cell table:style-name="Default"/>
          <table:table-cell table:style-name="ce170" table:formula="of:=[.G31]+[.G20]+[.G11]" office:value-type="float" office:value="287.367889880952" calcext:value-type="float">
            <text:p>287,37</text:p>
          </table:table-cell>
          <table:table-cell table:style-name="ce170" table:formula="of:=[$Çizelge1.F68]" office:value-type="float" office:value="90.9523164806549" calcext:value-type="float">
            <text:p>90,95</text:p>
          </table:table-cell>
          <table:table-cell table:style-name="ce170" table:formula="of:=[.F43]+[.E43]" office:value-type="float" office:value="378.320206361607" calcext:value-type="float">
            <text:p>378,32</text:p>
          </table:table-cell>
          <table:table-cell table:style-name="ce170" table:formula="of:=[.E43]*100/[.$E$48]" office:value-type="float" office:value="1.77606963836784" calcext:value-type="float">
            <text:p>1,78</text:p>
          </table:table-cell>
          <table:table-cell table:style-name="ce170" table:formula="of:=[.G43]*100/[.$G$48]" office:value-type="float" office:value="2.74699510355502" calcext:value-type="float">
            <text:p>2,75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Güngör Evyapan</text:p>
          </table:table-cell>
          <table:table-cell table:style-name="ce170"/>
          <table:table-cell table:style-name="Default"/>
          <table:table-cell table:style-name="ce170" table:formula="of:=[.G32]+[.G21]+[.G12]" office:value-type="float" office:value="287.367889880952" calcext:value-type="float">
            <text:p>287,37</text:p>
          </table:table-cell>
          <table:table-cell table:style-name="ce170" table:formula="of:=[$Çizelge1.F69]" office:value-type="float" office:value="90.9523164806549" calcext:value-type="float">
            <text:p>90,95</text:p>
          </table:table-cell>
          <table:table-cell table:style-name="ce170" table:formula="of:=[.F44]+[.E43]" office:value-type="float" office:value="378.320206361607" calcext:value-type="float">
            <text:p>378,32</text:p>
          </table:table-cell>
          <table:table-cell table:style-name="ce170" table:formula="of:=[.E44]*100/[.$E$48]" office:value-type="float" office:value="1.77606963836784" calcext:value-type="float">
            <text:p>1,78</text:p>
          </table:table-cell>
          <table:table-cell table:style-name="ce170" table:formula="of:=[.G44]*100/[.$G$48]" office:value-type="float" office:value="2.74699510355502" calcext:value-type="float">
            <text:p>2,75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Ülkü Evyapan</text:p>
          </table:table-cell>
          <table:table-cell table:style-name="ce170"/>
          <table:table-cell table:style-name="Default"/>
          <table:table-cell table:style-name="ce170" table:formula="of:=[.G33]+[.G13]+[.G22]" office:value-type="float" office:value="287.367889880952" calcext:value-type="float">
            <text:p>287,37</text:p>
          </table:table-cell>
          <table:table-cell table:style-name="ce170" table:formula="of:=[$Çizelge1.F70]" office:value-type="float" office:value="90.9523164806549" calcext:value-type="float">
            <text:p>90,95</text:p>
          </table:table-cell>
          <table:table-cell table:style-name="ce170" table:formula="of:=[.F45]+[.E44]" office:value-type="float" office:value="378.320206361607" calcext:value-type="float">
            <text:p>378,32</text:p>
          </table:table-cell>
          <table:table-cell table:style-name="ce170" table:formula="of:=[.E45]*100/[.$E$48]" office:value-type="float" office:value="1.77606963836784" calcext:value-type="float">
            <text:p>1,78</text:p>
          </table:table-cell>
          <table:table-cell table:style-name="ce170" table:formula="of:=[.G45]*100/[.$G$48]" office:value-type="float" office:value="2.74699510355502" calcext:value-type="float">
            <text:p>2,75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153" office:value-type="string" calcext:value-type="string">
            <text:p>Hanife Topçuer</text:p>
          </table:table-cell>
          <table:table-cell table:style-name="ce170"/>
          <table:table-cell table:style-name="Default"/>
          <table:table-cell table:style-name="ce170" table:formula="of:=[.G10]+[.G14]+[.G19]+[.G23]+[.G24]+[.G29]+[.G30]+[.G34]" office:value-type="float" office:value="12542.2358720238" calcext:value-type="float">
            <text:p>12.542,24</text:p>
          </table:table-cell>
          <table:table-cell table:style-name="ce170"/>
          <table:table-cell table:style-name="ce170" table:formula="of:=[.E46]" office:value-type="float" office:value="12542.2358720238" calcext:value-type="float">
            <text:p>12.542,24</text:p>
          </table:table-cell>
          <table:table-cell table:style-name="ce170" table:formula="of:=[.E46]*100/[.$E$48]" office:value-type="float" office:value="77.5169568833096" calcext:value-type="float">
            <text:p>77,52</text:p>
          </table:table-cell>
          <table:table-cell table:style-name="ce170" table:formula="of:=[.G46]*100/[.$G$48]" office:value-type="float" office:value="91.0695753193529" calcext:value-type="float">
            <text:p>91,07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Default"/>
          <table:table-cell table:style-name="ce170"/>
          <table:table-cell table:style-name="Default"/>
          <table:table-cell table:style-name="ce170" table:number-columns-repeated="5"/>
          <table:table-cell table:number-columns-repeated="1015"/>
        </table:table-row>
        <table:table-row table:style-name="ro2">
          <table:table-cell table:style-name="ce27"/>
          <table:table-cell table:style-name="Default"/>
          <table:table-cell table:style-name="ce54" office:value-type="string" calcext:value-type="string">
            <text:p>toplamlar</text:p>
          </table:table-cell>
          <table:table-cell table:style-name="Default"/>
          <table:table-cell table:style-name="ce170" table:formula="of:=SUM([.E41:.E47])" office:value-type="float" office:value="16179.99" calcext:value-type="float">
            <text:p>16.179,99</text:p>
          </table:table-cell>
          <table:table-cell table:style-name="ce170"/>
          <table:table-cell table:style-name="ce170" table:formula="of:=SUM([.G41:.G47])" office:value-type="float" office:value="13772.1470952753" calcext:value-type="float">
            <text:p>13.772,15</text:p>
          </table:table-cell>
          <table:table-cell table:style-name="ce119" table:formula="of:=SUM([.H41:.H47])" office:value-type="float" office:value="100" calcext:value-type="float">
            <text:p>100,00</text:p>
          </table:table-cell>
          <table:table-cell table:style-name="ce170" table:formula="of:=SUM([.I41:.I47])" office:value-type="float" office:value="100" calcext:value-type="float">
            <text:p>100,00</text:p>
          </table:table-cell>
          <table:table-cell table:number-columns-repeated="1015"/>
        </table:table-row>
        <table:table-row table:style-name="ro2" table:number-rows-repeated="8">
          <table:table-cell table:style-name="ce27" table:number-columns-repeated="4"/>
          <table:table-cell table:style-name="ce63"/>
          <table:table-cell table:style-name="ce82"/>
          <table:table-cell table:style-name="ce105"/>
          <table:table-cell table:style-name="ce27"/>
          <table:table-cell table:style-name="ce131"/>
          <table:table-cell table:number-columns-repeated="1015"/>
        </table:table-row>
        <table:table-row table:style-name="ro2">
          <table:table-cell table:style-name="ce28" office:value-type="string" calcext:value-type="string">
            <text:p>Tapu kayıtları</text:p>
          </table:table-cell>
          <table:table-cell table:style-name="ce158" table:number-columns-repeated="3"/>
          <table:table-cell table:style-name="ce64"/>
          <table:table-cell table:style-name="ce83"/>
          <table:table-cell table:style-name="ce106" office:value-type="string" calcext:value-type="string" table:number-columns-spanned="3" table:number-rows-spanned="1">
            <text:p>Hüsmüşah nenenin </text:p>
          </table:table-cell>
          <table:covered-table-cell table:style-name="ce158"/>
          <table:covered-table-cell table:style-name="ce132"/>
          <table:table-cell table:number-columns-repeated="1015"/>
        </table:table-row>
        <table:table-row table:style-name="ro4">
          <table:table-cell table:style-name="ce29"/>
          <table:table-cell table:style-name="ce27" table:number-columns-repeated="3"/>
          <table:table-cell table:style-name="ce63"/>
          <table:table-cell table:style-name="ce84" office:value-type="string" calcext:value-type="string">
            <text:p>TOPLAM m2</text:p>
          </table:table-cell>
          <table:table-cell table:style-name="ce107" office:value-type="string" calcext:value-type="string">
            <text:p><text:s/>payı </text:p>
          </table:table-cell>
          <table:table-cell table:style-name="ce120" office:value-type="string" calcext:value-type="string">
            <text:p>Pay %</text:p>
          </table:table-cell>
          <table:table-cell table:style-name="ce133" office:value-type="string" calcext:value-type="string">
            <text:p>net m2 ‘si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Tokat Merkez Karşıyaka Ada 429 Parsel 1 </text:p>
          </table:table-cell>
          <table:table-cell table:number-columns-repeated="3"/>
          <table:table-cell table:style-name="Default"/>
          <table:table-cell table:style-name="ce85" table:formula="of:=2016.65" office:value-type="float" office:value="2016.65" calcext:value-type="float">
            <text:p>2016,65</text:p>
          </table:table-cell>
          <table:table-cell table:style-name="ce27" office:value-type="string" calcext:value-type="string">
            <text:p><text:s text:c="5"/>127 / 800</text:p>
          </table:table-cell>
          <table:table-cell table:style-name="ce114" table:formula="of:=127/800" office:value-type="percentage" office:value="0.15875" calcext:value-type="percentage">
            <text:p>%15,88</text:p>
          </table:table-cell>
          <table:table-cell table:style-name="ce134" table:formula="of:=[.F59]*[.H59]" office:value-type="float" office:value="320.1431875" calcext:value-type="float">
            <text:p>320,14 m2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Tokat Merkez Karşıyaka Ada 429 Parsel 19</text:p>
          </table:table-cell>
          <table:table-cell table:number-columns-repeated="3"/>
          <table:table-cell table:style-name="Default"/>
          <table:table-cell table:style-name="ce85" office:value-type="float" office:value="3547.34" calcext:value-type="float">
            <text:p>3547,34</text:p>
          </table:table-cell>
          <table:table-cell table:style-name="ce27" office:value-type="string" calcext:value-type="string">
            <text:p><text:s text:c="8"/>1 / 6</text:p>
          </table:table-cell>
          <table:table-cell table:style-name="ce114" table:formula="of:=1/6" office:value-type="percentage" office:value="0.166666666666667" calcext:value-type="percentage">
            <text:p>%16,67</text:p>
          </table:table-cell>
          <table:table-cell table:style-name="ce134" table:formula="of:=[.F60]*[.H60]" office:value-type="float" office:value="591.223333333334" calcext:value-type="float">
            <text:p>591,22 m2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Tokat Merkez Karşıyaka Ada 429 Parsel 31</text:p>
          </table:table-cell>
          <table:table-cell table:style-name="ce42" table:number-columns-repeated="3"/>
          <table:table-cell table:style-name="ce55"/>
          <table:table-cell table:style-name="ce86" office:value-type="float" office:value="10616" calcext:value-type="float">
            <text:p>10616</text:p>
          </table:table-cell>
          <table:table-cell table:style-name="ce42" office:value-type="string" calcext:value-type="string">
            <text:p><text:s text:c="8"/>1 / 6</text:p>
          </table:table-cell>
          <table:table-cell table:style-name="ce115" table:formula="of:=1/6" office:value-type="percentage" office:value="0.166666666666667" calcext:value-type="percentage">
            <text:p>%16,67</text:p>
          </table:table-cell>
          <table:table-cell table:style-name="ce135" table:formula="of:=[.F61]*[.H61]" office:value-type="float" office:value="1769.33333333334" calcext:value-type="float">
            <text:p>1.769,33 m2</text:p>
          </table:table-cell>
          <table:table-cell table:number-columns-repeated="1015"/>
        </table:table-row>
        <table:table-row table:style-name="ro4">
          <table:table-cell table:style-name="ce32"/>
          <table:table-cell table:style-name="ce43"/>
          <table:table-cell table:style-name="ce55"/>
          <table:table-cell table:style-name="ce43"/>
          <table:table-cell table:style-name="ce65" office:value-type="string" calcext:value-type="string">
            <text:p>Hüsnüşah Neneninde <text:s/>hissedar olduğu Toplam m2 =</text:p>
          </table:table-cell>
          <table:table-cell table:style-name="ce87" table:formula="of:=SUM([.F59:.F61])" office:value-type="float" office:value="16179.99" calcext:value-type="float">
            <text:p>16179,99</text:p>
          </table:table-cell>
          <table:table-cell table:style-name="ce108"/>
          <table:table-cell table:style-name="ce121" office:value-type="string" calcext:value-type="string">
            <text:p>Toplam m2 =</text:p>
          </table:table-cell>
          <table:table-cell table:style-name="ce136" table:formula="of:=SUM([.I59:.I61])" office:value-type="float" office:value="2680.69985416667" calcext:value-type="float">
            <text:p>2.680,70 m2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6"/>
          <table:table-cell table:style-name="ce60"/>
          <table:table-cell table:style-name="ce34" table:number-columns-repeated="3"/>
          <table:table-cell table:style-name="ce239" office:value-type="string" calcext:value-type="string">
            <text:p><text:span text:style-name="T5">Tapu mirası 6720 hisseye bölmüş </text:span><text:span text:style-name="T6">Hisse başı m2  </text:span><text:span text:style-name="T7">16179,99 m2</text:span><text:span text:style-name="T8"> / 6720 pay =</text:span></text:p>
          </table:table-cell>
          <table:table-cell table:style-name="ce137" table:formula="of:=[.I62]/6720" office:value-type="float" office:value="0.398913668774802" calcext:value-type="float">
            <text:p>0,399 m2/pay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4"/>
          <table:table-cell table:style-name="ce205" office:value-type="string" calcext:value-type="string" table:number-columns-spanned="4" table:number-rows-spanned="1">
            <text:p>Hisseye Düşen Pay (m2 - %)</text:p>
          </table:table-cell>
          <table:covered-table-cell table:style-name="ce205"/>
          <table:covered-table-cell table:style-name="ce123"/>
          <table:covered-table-cell table:style-name="ce138"/>
          <table:table-cell table:number-columns-repeated="1015"/>
        </table:table-row>
        <table:table-row table:style-name="ro4">
          <table:table-cell table:number-columns-repeated="4"/>
          <table:table-cell table:style-name="ce34"/>
          <table:table-cell table:style-name="ce89" office:value-type="string" calcext:value-type="string">
            <text:p><text:span text:style-name="T3">2680,70</text:span> m2’de</text:p>
          </table:table-cell>
          <table:table-cell table:style-name="ce109" office:value-type="string" calcext:value-type="string">
            <text:p><text:span text:style-name="T4">2680,70</text:span> m2’de</text:p>
          </table:table-cell>
          <table:table-cell table:style-name="ce124" office:value-type="string" calcext:value-type="string" table:number-columns-spanned="2" table:number-rows-spanned="1">
            <text:p><text:span text:style-name="T9">16179,99</text:span> m2’de</text:p>
          </table:table-cell>
          <table:covered-table-cell table:style-name="ce239"/>
          <table:table-cell table:number-columns-repeated="1015"/>
        </table:table-row>
        <table:table-row table:style-name="ro4">
          <table:table-cell table:style-name="ce34" office:value-type="string" calcext:value-type="string">
            <text:p>Hüsnüye Nenenin Mirasçıları </text:p>
          </table:table-cell>
          <table:table-cell table:style-name="ce34" table:number-columns-repeated="3"/>
          <table:table-cell table:style-name="ce66" office:value-type="string" calcext:value-type="string">
            <text:p>hisse</text:p>
          </table:table-cell>
          <table:table-cell table:style-name="ce90" office:value-type="string" calcext:value-type="string">
            <text:p>m2 olarak pay</text:p>
          </table:table-cell>
          <table:table-cell table:style-name="ce110" office:value-type="string" calcext:value-type="string">
            <text:p>% olarak pay</text:p>
          </table:table-cell>
          <table:table-cell table:style-name="ce124" office:value-type="string" calcext:value-type="string" table:number-columns-spanned="2" table:number-rows-spanned="1">
            <text:p>% olarak pay</text:p>
          </table:table-cell>
          <table:covered-table-cell table:style-name="ce139"/>
          <table:table-cell table:number-columns-repeated="1015"/>
        </table:table-row>
        <table:table-row table:style-name="ro4">
          <table:table-cell table:style-name="ce35" office:value-type="string" calcext:value-type="string">
            <text:p>Halim</text:p>
          </table:table-cell>
          <table:table-cell table:style-name="ce44" table:number-columns-repeated="2"/>
          <table:table-cell table:style-name="ce61" office:value-type="string" calcext:value-type="string">
            <text:p>pay</text:p>
          </table:table-cell>
          <table:table-cell table:style-name="ce67" table:formula="of:=SUM([.E68:.E80])" office:value-type="float" office:value="1344" calcext:value-type="float">
            <text:p>1344/6720</text:p>
          </table:table-cell>
          <table:table-cell table:style-name="ce91" table:formula="of:=[.E67]*[.$I$63]" office:value-type="float" office:value="536.139970833334" calcext:value-type="float">
            <text:p>536,14 m2</text:p>
          </table:table-cell>
          <table:table-cell table:style-name="ce111" table:formula="of:=[.F67]/[.$I$62]" office:value-type="percentage" office:value="0.2" calcext:value-type="percentage">
            <text:p>%20,00</text:p>
          </table:table-cell>
          <table:table-cell table:style-name="ce125"/>
          <table:table-cell table:style-name="ce111" table:formula="of:=[.F67]/[.$F$62]" office:value-type="percentage" office:value="0.0331359890107061" calcext:value-type="percentage">
            <text:p>%3,3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şi Fatma’dan</text:p>
          </table:table-cell>
          <table:table-cell table:style-name="ce28" office:value-type="string" calcext:value-type="string">
            <text:p>Kamil </text:p>
          </table:table-cell>
          <table:table-cell table:style-name="ce158" table:number-columns-repeated="2"/>
          <table:table-cell table:style-name="ce68" office:value-type="float" office:value="228" calcext:value-type="float">
            <text:p>228 pay</text:p>
          </table:table-cell>
          <table:table-cell table:style-name="ce92" table:formula="of:=[.E68]*[.$I$63]" office:value-type="float" office:value="90.9523164806549" calcext:value-type="float">
            <text:p>90,95 m2</text:p>
          </table:table-cell>
          <table:table-cell table:style-name="ce112" table:formula="of:=[.F68]/[.$I$62]" office:value-type="percentage" office:value="0.0339285714285714" calcext:value-type="percentage">
            <text:p>%3,39</text:p>
          </table:table-cell>
          <table:table-cell table:style-name="ce64"/>
          <table:table-cell table:style-name="ce140" table:formula="of:=[.F68]/[.$F$62]" office:value-type="percentage" office:value="0.0056212838500305" calcext:value-type="percentage">
            <text:p>%0,56</text:p>
          </table:table-cell>
          <table:table-cell table:number-columns-repeated="1015"/>
        </table:table-row>
        <table:table-row table:style-name="ro4">
          <table:table-cell/>
          <table:table-cell table:style-name="ce30" office:value-type="string" calcext:value-type="string">
            <text:p>Güngör</text:p>
          </table:table-cell>
          <table:table-cell table:number-columns-repeated="2"/>
          <table:table-cell table:style-name="ce69" office:value-type="float" office:value="228" calcext:value-type="float">
            <text:p>228 pay</text:p>
          </table:table-cell>
          <table:table-cell table:style-name="ce93" table:formula="of:=[.E69]*[.$I$63]" office:value-type="float" office:value="90.9523164806549" calcext:value-type="float">
            <text:p>90,95 m2</text:p>
          </table:table-cell>
          <table:table-cell table:style-name="ce113" table:formula="of:=[.F69]/[.$I$62]" office:value-type="percentage" office:value="0.0339285714285714" calcext:value-type="percentage">
            <text:p>%3,39</text:p>
          </table:table-cell>
          <table:table-cell table:style-name="Default"/>
          <table:table-cell table:style-name="ce140" table:formula="of:=[.F69]/[.$F$62]" office:value-type="percentage" office:value="0.0056212838500305" calcext:value-type="percentage">
            <text:p>%0,56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Ülkü</text:p>
          </table:table-cell>
          <table:table-cell table:number-columns-repeated="2"/>
          <table:table-cell table:style-name="ce69" office:value-type="float" office:value="228" calcext:value-type="float">
            <text:p>228 pay</text:p>
          </table:table-cell>
          <table:table-cell table:style-name="ce93" table:formula="of:=[.E70]*[.$I$63]" office:value-type="float" office:value="90.9523164806549" calcext:value-type="float">
            <text:p>90,95 m2</text:p>
          </table:table-cell>
          <table:table-cell table:style-name="ce113" table:formula="of:=[.F70]/[.$I$62]" office:value-type="percentage" office:value="0.0339285714285714" calcext:value-type="percentage">
            <text:p>%3,39</text:p>
          </table:table-cell>
          <table:table-cell table:style-name="Default"/>
          <table:table-cell table:style-name="ce113" table:formula="of:=[.F70]/[.$F$62]" office:value-type="percentage" office:value="0.0056212838500305" calcext:value-type="percentage">
            <text:p>%0,56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Mustafa</text:p>
          </table:table-cell>
          <table:table-cell table:style-name="ce27" table:number-columns-repeated="2"/>
          <table:table-cell table:style-name="ce70" office:value-type="float" office:value="228" calcext:value-type="float">
            <text:p>228 pay</text:p>
          </table:table-cell>
          <table:table-cell table:style-name="ce94" table:formula="of:=[.E71]*[.$I$63]" office:value-type="float" office:value="90.9523164806549" calcext:value-type="float">
            <text:p>90,95 m2</text:p>
          </table:table-cell>
          <table:table-cell table:style-name="ce113" table:formula="of:=[.F71]/[.$I$62]" office:value-type="percentage" office:value="0.0339285714285714" calcext:value-type="percentage">
            <text:p>%3,39</text:p>
          </table:table-cell>
          <table:table-cell table:style-name="ce63"/>
          <table:table-cell table:style-name="ce113" table:formula="of:=[.F71]/[.$F$62]" office:value-type="percentage" office:value="0.0056212838500305" calcext:value-type="percentage">
            <text:p>%0,5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şi Hayriye’den</text:p>
          </table:table-cell>
          <table:table-cell table:style-name="ce27" office:value-type="string" calcext:value-type="string">
            <text:p>Abdurrahim</text:p>
          </table:table-cell>
          <table:table-cell table:style-name="ce27" office:value-type="string" calcext:value-type="string">
            <text:p>Zeynep</text:p>
          </table:table-cell>
          <table:table-cell table:style-name="ce27"/>
          <table:table-cell table:style-name="ce70" office:value-type="float" office:value="72" calcext:value-type="float">
            <text:p>72 pay</text:p>
          </table:table-cell>
          <table:table-cell table:style-name="ce94" table:formula="of:=[.E72]*[.$I$63]" office:value-type="float" office:value="28.7217841517858" calcext:value-type="float">
            <text:p>28,72 m2</text:p>
          </table:table-cell>
          <table:table-cell table:style-name="ce113" table:formula="of:=[.F72]/[.$I$62]" office:value-type="percentage" office:value="0.0107142857142857" calcext:value-type="percentage">
            <text:p>%1,07</text:p>
          </table:table-cell>
          <table:table-cell table:style-name="ce63"/>
          <table:table-cell table:style-name="ce113" table:formula="of:=[.F72]/[.$F$62]" office:value-type="percentage" office:value="0.00177514226843068" calcext:value-type="percentage">
            <text:p>%0,18</text:p>
          </table:table-cell>
          <table:table-cell table:number-columns-repeated="1015"/>
        </table:table-row>
        <table:table-row table:style-name="ro4">
          <table:table-cell table:style-name="Default"/>
          <table:table-cell table:style-name="ce27"/>
          <table:table-cell table:style-name="ce27" office:value-type="string" calcext:value-type="string">
            <text:p>Serpil</text:p>
          </table:table-cell>
          <table:table-cell table:style-name="ce27"/>
          <table:table-cell table:style-name="ce70" office:value-type="float" office:value="72" calcext:value-type="float">
            <text:p>72 pay</text:p>
          </table:table-cell>
          <table:table-cell table:style-name="ce94" table:formula="of:=[.E73]*[.$I$63]" office:value-type="float" office:value="28.7217841517858" calcext:value-type="float">
            <text:p>28,72 m2</text:p>
          </table:table-cell>
          <table:table-cell table:style-name="ce113" table:formula="of:=[.F73]/[.$I$62]" office:value-type="percentage" office:value="0.0107142857142857" calcext:value-type="percentage">
            <text:p>%1,07</text:p>
          </table:table-cell>
          <table:table-cell table:style-name="ce63"/>
          <table:table-cell table:style-name="ce113" table:formula="of:=[.F73]/[.$F$62]" office:value-type="percentage" office:value="0.00177514226843068" calcext:value-type="percentage">
            <text:p>%0,18</text:p>
          </table:table-cell>
          <table:table-cell table:number-columns-repeated="1015"/>
        </table:table-row>
        <table:table-row table:style-name="ro4">
          <table:table-cell table:style-name="Default"/>
          <table:table-cell table:style-name="ce27" office:value-type="string" calcext:value-type="string">
            <text:p>Ramiye</text:p>
          </table:table-cell>
          <table:table-cell table:style-name="ce27" office:value-type="string" calcext:value-type="string">
            <text:p>Meliha</text:p>
          </table:table-cell>
          <table:table-cell table:style-name="ce27"/>
          <table:table-cell table:style-name="ce70" office:value-type="float" office:value="24" calcext:value-type="float">
            <text:p>24 pay</text:p>
          </table:table-cell>
          <table:table-cell table:style-name="ce94" table:formula="of:=[.E74]*[.$I$63]" office:value-type="float" office:value="9.57392805059525" calcext:value-type="float">
            <text:p>9,57 m2</text:p>
          </table:table-cell>
          <table:table-cell table:style-name="ce113" table:formula="of:=[.F74]/[.$I$62]" office:value-type="percentage" office:value="0.00357142857142857" calcext:value-type="percentage">
            <text:p>%0,36</text:p>
          </table:table-cell>
          <table:table-cell table:style-name="ce63"/>
          <table:table-cell table:style-name="ce113" table:formula="of:=[.F74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4">
          <table:table-cell/>
          <table:table-cell table:style-name="ce27"/>
          <table:table-cell office:value-type="string" calcext:value-type="string">
            <text:p>Sabiha</text:p>
          </table:table-cell>
          <table:table-cell/>
          <table:table-cell table:style-name="ce69" office:value-type="float" office:value="24" calcext:value-type="float">
            <text:p>24 pay</text:p>
          </table:table-cell>
          <table:table-cell table:style-name="ce93" table:formula="of:=[.E75]*[.$I$63]" office:value-type="float" office:value="9.57392805059525" calcext:value-type="float">
            <text:p>9,57 m2</text:p>
          </table:table-cell>
          <table:table-cell table:style-name="ce113" table:formula="of:=[.F75]/[.$I$62]" office:value-type="percentage" office:value="0.00357142857142857" calcext:value-type="percentage">
            <text:p>%0,36</text:p>
          </table:table-cell>
          <table:table-cell table:style-name="Default"/>
          <table:table-cell table:style-name="ce113" table:formula="of:=[.F75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 eşi 7 çocuğu var</text:p>
          </table:table-cell>
          <table:table-cell table:style-name="ce27"/>
          <table:table-cell office:value-type="string" calcext:value-type="string">
            <text:p>Nebahat</text:p>
          </table:table-cell>
          <table:table-cell/>
          <table:table-cell table:style-name="ce69" office:value-type="float" office:value="24" calcext:value-type="float">
            <text:p>24 pay</text:p>
          </table:table-cell>
          <table:table-cell table:style-name="ce93" table:formula="of:=[.E76]*[.$I$63]" office:value-type="float" office:value="9.57392805059525" calcext:value-type="float">
            <text:p>9,57 m2</text:p>
          </table:table-cell>
          <table:table-cell table:style-name="ce113" table:formula="of:=[.F76]/[.$I$62]" office:value-type="percentage" office:value="0.00357142857142857" calcext:value-type="percentage">
            <text:p>%0,36</text:p>
          </table:table-cell>
          <table:table-cell table:style-name="Default"/>
          <table:table-cell table:style-name="ce113" table:formula="of:=[.F76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4">
          <table:table-cell/>
          <table:table-cell table:style-name="ce27"/>
          <table:table-cell office:value-type="string" calcext:value-type="string">
            <text:p>Nazife</text:p>
          </table:table-cell>
          <table:table-cell/>
          <table:table-cell table:style-name="ce69" office:value-type="float" office:value="24" calcext:value-type="float">
            <text:p>24 pay</text:p>
          </table:table-cell>
          <table:table-cell table:style-name="ce93" table:formula="of:=[.E77]*[.$I$63]" office:value-type="float" office:value="9.57392805059525" calcext:value-type="float">
            <text:p>9,57 m2</text:p>
          </table:table-cell>
          <table:table-cell table:style-name="ce113" table:formula="of:=[.F77]/[.$I$62]" office:value-type="percentage" office:value="0.00357142857142857" calcext:value-type="percentage">
            <text:p>%0,36</text:p>
          </table:table-cell>
          <table:table-cell table:style-name="Default"/>
          <table:table-cell table:style-name="ce113" table:formula="of:=[.F77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4">
          <table:table-cell/>
          <table:table-cell table:style-name="ce27"/>
          <table:table-cell office:value-type="string" calcext:value-type="string">
            <text:p>İsmail</text:p>
          </table:table-cell>
          <table:table-cell/>
          <table:table-cell table:style-name="ce69" office:value-type="float" office:value="24" calcext:value-type="float">
            <text:p>24 pay</text:p>
          </table:table-cell>
          <table:table-cell table:style-name="ce93" table:formula="of:=[.E78]*[.$I$63]" office:value-type="float" office:value="9.57392805059525" calcext:value-type="float">
            <text:p>9,57 m2</text:p>
          </table:table-cell>
          <table:table-cell table:style-name="ce113" table:formula="of:=[.F78]/[.$I$62]" office:value-type="percentage" office:value="0.00357142857142857" calcext:value-type="percentage">
            <text:p>%0,36</text:p>
          </table:table-cell>
          <table:table-cell table:style-name="Default"/>
          <table:table-cell table:style-name="ce113" table:formula="of:=[.F78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4">
          <table:table-cell/>
          <table:table-cell table:style-name="ce27"/>
          <table:table-cell table:style-name="ce27" office:value-type="string" calcext:value-type="string">
            <text:p>Hayriye</text:p>
          </table:table-cell>
          <table:table-cell table:style-name="ce27"/>
          <table:table-cell table:style-name="ce70" office:value-type="float" office:value="24" calcext:value-type="float">
            <text:p>24 pay</text:p>
          </table:table-cell>
          <table:table-cell table:style-name="ce94" table:formula="of:=[.E79]*[.$I$63]" office:value-type="float" office:value="9.57392805059525" calcext:value-type="float">
            <text:p>9,57 m2</text:p>
          </table:table-cell>
          <table:table-cell table:style-name="ce113" table:formula="of:=[.F79]/[.$I$62]" office:value-type="percentage" office:value="0.00357142857142857" calcext:value-type="percentage">
            <text:p>%0,36</text:p>
          </table:table-cell>
          <table:table-cell table:style-name="ce63"/>
          <table:table-cell table:style-name="ce113" table:formula="of:=[.F79]/[.$F$62]" office:value-type="percentage" office:value="0.000591714089476894" calcext:value-type="percentage">
            <text:p>%0,06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anife</text:p>
          </table:table-cell>
          <table:table-cell table:number-columns-repeated="2"/>
          <table:table-cell table:style-name="ce69" office:value-type="float" office:value="144" calcext:value-type="float">
            <text:p>144 pay</text:p>
          </table:table-cell>
          <table:table-cell table:style-name="ce93" table:formula="of:=[.E80]*[.$I$63]" office:value-type="float" office:value="57.4435683035715" calcext:value-type="float">
            <text:p>57,44 m2</text:p>
          </table:table-cell>
          <table:table-cell table:style-name="ce113" table:formula="of:=[.F80]/[.$I$62]" office:value-type="percentage" office:value="0.0214285714285714" calcext:value-type="percentage">
            <text:p>%2,14</text:p>
          </table:table-cell>
          <table:table-cell table:style-name="Default"/>
          <table:table-cell table:style-name="ce113" table:formula="of:=[.F80]/[.$F$62]" office:value-type="percentage" office:value="0.00355028453686137" calcext:value-type="percentage">
            <text:p>%0,36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Naciye</text:p>
          </table:table-cell>
          <table:table-cell table:style-name="ce45" table:number-columns-repeated="2"/>
          <table:table-cell table:style-name="ce61" office:value-type="string" calcext:value-type="string">
            <text:p>pay</text:p>
          </table:table-cell>
          <table:table-cell table:style-name="ce67" table:formula="of:=SUM([.E82:.E93])" office:value-type="float" office:value="1344" calcext:value-type="float">
            <text:p>1344/6720</text:p>
          </table:table-cell>
          <table:table-cell table:style-name="ce91" table:formula="of:=[.E81]*[.$I$63]" office:value-type="float" office:value="536.139970833334" calcext:value-type="float">
            <text:p>536,14 m2</text:p>
          </table:table-cell>
          <table:table-cell table:style-name="ce111" table:formula="of:=[.F81]/[.$I$62]" office:value-type="percentage" office:value="0.2" calcext:value-type="percentage">
            <text:p>%20,00</text:p>
          </table:table-cell>
          <table:table-cell table:style-name="ce125"/>
          <table:table-cell table:style-name="ce111" table:formula="of:=[.F81]/[.$F$62]" office:value-type="percentage" office:value="0.0331359890107061" calcext:value-type="percentage">
            <text:p>%3,3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 çocuğu var</text:p>
          </table:table-cell>
          <table:table-cell table:style-name="ce46" office:value-type="string" calcext:value-type="string">
            <text:p>Mustafa</text:p>
          </table:table-cell>
          <table:table-cell table:style-name="ce158" office:value-type="string" calcext:value-type="string">
            <text:p>Ayşe</text:p>
          </table:table-cell>
          <table:table-cell table:style-name="ce158"/>
          <table:table-cell table:style-name="ce68" office:value-type="float" office:value="84" calcext:value-type="float">
            <text:p>84 pay</text:p>
          </table:table-cell>
          <table:table-cell table:style-name="ce92" table:formula="of:=[.E82]*[.$I$63]" office:value-type="float" office:value="33.5087481770834" calcext:value-type="float">
            <text:p>33,51 m2</text:p>
          </table:table-cell>
          <table:table-cell table:style-name="ce112" table:formula="of:=[.F82]/[.$I$62]" office:value-type="percentage" office:value="0.0125" calcext:value-type="percentage">
            <text:p>%1,25</text:p>
          </table:table-cell>
          <table:table-cell table:style-name="ce64"/>
          <table:table-cell table:style-name="ce141" table:formula="of:=[.F82]/[.$F$62]" office:value-type="percentage" office:value="0.00207099931316913" calcext:value-type="percentage">
            <text:p>%0,21</text:p>
          </table:table-cell>
          <table:table-cell table:style-name="ce144"/>
          <table:table-cell table:number-columns-repeated="1014"/>
        </table:table-row>
        <table:table-row table:style-name="ro4">
          <table:table-cell office:value-type="string" calcext:value-type="string">
            <text:p>her çocuğa</text:p>
          </table:table-cell>
          <table:table-cell table:style-name="ce30"/>
          <table:table-cell office:value-type="string" calcext:value-type="string">
            <text:p>Ali</text:p>
          </table:table-cell>
          <table:table-cell/>
          <table:table-cell table:style-name="ce69" office:value-type="float" office:value="84" calcext:value-type="float">
            <text:p>84 pay</text:p>
          </table:table-cell>
          <table:table-cell table:style-name="ce93" table:formula="of:=[.E83]*[.$I$63]" office:value-type="float" office:value="33.5087481770834" calcext:value-type="float">
            <text:p>33,51 m2</text:p>
          </table:table-cell>
          <table:table-cell table:style-name="ce114" table:formula="of:=[.F83]/[.$I$62]" office:value-type="percentage" office:value="0.0125" calcext:value-type="percentage">
            <text:p>%1,25</text:p>
          </table:table-cell>
          <table:table-cell table:style-name="Default"/>
          <table:table-cell table:style-name="ce140" table:formula="of:=[.F83]/[.$F$62]" office:value-type="percentage" office:value="0.00207099931316913" calcext:value-type="percentage">
            <text:p>%0,21</text:p>
          </table:table-cell>
          <table:table-cell table:style-name="ce145"/>
          <table:table-cell table:number-columns-repeated="1014"/>
        </table:table-row>
        <table:table-row table:style-name="ro4">
          <table:table-cell office:value-type="string" calcext:value-type="string">
            <text:p>1344 / 4 = 336 pay </text:p>
          </table:table-cell>
          <table:table-cell table:style-name="ce30"/>
          <table:table-cell office:value-type="string" calcext:value-type="string">
            <text:p>Atila</text:p>
          </table:table-cell>
          <table:table-cell/>
          <table:table-cell table:style-name="ce69" office:value-type="float" office:value="84" calcext:value-type="float">
            <text:p>84 pay</text:p>
          </table:table-cell>
          <table:table-cell table:style-name="ce93" table:formula="of:=[.E84]*[.$I$63]" office:value-type="float" office:value="33.5087481770834" calcext:value-type="float">
            <text:p>33,51 m2</text:p>
          </table:table-cell>
          <table:table-cell table:style-name="ce114" table:formula="of:=[.F84]/[.$I$62]" office:value-type="percentage" office:value="0.0125" calcext:value-type="percentage">
            <text:p>%1,25</text:p>
          </table:table-cell>
          <table:table-cell table:style-name="Default"/>
          <table:table-cell table:style-name="ce140" table:formula="of:=[.F84]/[.$F$62]" office:value-type="percentage" office:value="0.00207099931316913" calcext:value-type="percentage">
            <text:p>%0,21</text:p>
          </table:table-cell>
          <table:table-cell table:style-name="ce145"/>
          <table:table-cell table:number-columns-repeated="1014"/>
        </table:table-row>
        <table:table-row table:style-name="ro4">
          <table:table-cell office:value-type="string" calcext:value-type="string">
            <text:p>536,14 / 4 = 134,03 m2 </text:p>
          </table:table-cell>
          <table:table-cell table:style-name="ce31"/>
          <table:table-cell table:style-name="ce42" office:value-type="string" calcext:value-type="string">
            <text:p>Hacı Murat</text:p>
          </table:table-cell>
          <table:table-cell table:style-name="ce42"/>
          <table:table-cell table:style-name="ce71" office:value-type="float" office:value="84" calcext:value-type="float">
            <text:p>84 pay</text:p>
          </table:table-cell>
          <table:table-cell table:style-name="ce95" table:formula="of:=[.E85]*[.$I$63]" office:value-type="float" office:value="33.5087481770834" calcext:value-type="float">
            <text:p>33,51 m2</text:p>
          </table:table-cell>
          <table:table-cell table:style-name="ce115" table:formula="of:=[.F85]/[.$I$62]" office:value-type="percentage" office:value="0.0125" calcext:value-type="percentage">
            <text:p>%1,25</text:p>
          </table:table-cell>
          <table:table-cell table:style-name="ce55"/>
          <table:table-cell table:style-name="ce142" table:formula="of:=[.F85]/[.$F$62]" office:value-type="percentage" office:value="0.00207099931316913" calcext:value-type="percentage">
            <text:p>%0,21</text:p>
          </table:table-cell>
          <table:table-cell table:style-name="ce145"/>
          <table:table-cell table:number-columns-repeated="1014"/>
        </table:table-row>
        <table:table-row table:style-name="ro4">
          <table:table-cell/>
          <table:table-cell table:style-name="ce47" office:value-type="string" calcext:value-type="string">
            <text:p>İsmail</text:p>
          </table:table-cell>
          <table:table-cell table:style-name="ce158" office:value-type="string" calcext:value-type="string">
            <text:p>Hakan</text:p>
          </table:table-cell>
          <table:table-cell table:style-name="ce158"/>
          <table:table-cell table:style-name="ce68" office:value-type="float" office:value="112" calcext:value-type="float">
            <text:p>112 pay</text:p>
          </table:table-cell>
          <table:table-cell table:style-name="ce92" table:formula="of:=[.E86]*[.$I$63]" office:value-type="float" office:value="44.6783309027779" calcext:value-type="float">
            <text:p>44,68 m2</text:p>
          </table:table-cell>
          <table:table-cell table:style-name="ce112" table:formula="of:=[.F86]/[.$I$62]" office:value-type="percentage" office:value="0.0166666666666667" calcext:value-type="percentage">
            <text:p>%1,67</text:p>
          </table:table-cell>
          <table:table-cell table:style-name="ce64"/>
          <table:table-cell table:style-name="ce141" table:formula="of:=[.F86]/[.$F$62]" office:value-type="percentage" office:value="0.00276133241755884" calcext:value-type="percentage">
            <text:p>%0,28</text:p>
          </table:table-cell>
          <table:table-cell table:style-name="ce145"/>
          <table:table-cell table:number-columns-repeated="1014"/>
        </table:table-row>
        <table:table-row table:style-name="ro4">
          <table:table-cell/>
          <table:table-cell table:style-name="ce30"/>
          <table:table-cell office:value-type="string" calcext:value-type="string">
            <text:p>Nazan</text:p>
          </table:table-cell>
          <table:table-cell/>
          <table:table-cell table:style-name="ce69" office:value-type="float" office:value="112" calcext:value-type="float">
            <text:p>112 pay</text:p>
          </table:table-cell>
          <table:table-cell table:style-name="ce93" table:formula="of:=[.E87]*[.$I$63]" office:value-type="float" office:value="44.6783309027779" calcext:value-type="float">
            <text:p>44,68 m2</text:p>
          </table:table-cell>
          <table:table-cell table:style-name="ce114" table:formula="of:=[.F87]/[.$I$62]" office:value-type="percentage" office:value="0.0166666666666667" calcext:value-type="percentage">
            <text:p>%1,67</text:p>
          </table:table-cell>
          <table:table-cell table:style-name="Default"/>
          <table:table-cell table:style-name="ce140" table:formula="of:=[.F87]/[.$F$62]" office:value-type="percentage" office:value="0.00276133241755884" calcext:value-type="percentage">
            <text:p>%0,28</text:p>
          </table:table-cell>
          <table:table-cell table:style-name="ce145"/>
          <table:table-cell table:number-columns-repeated="1014"/>
        </table:table-row>
        <table:table-row table:style-name="ro4">
          <table:table-cell/>
          <table:table-cell table:style-name="ce31"/>
          <table:table-cell table:style-name="ce42" office:value-type="string" calcext:value-type="string">
            <text:p>Neslihan</text:p>
          </table:table-cell>
          <table:table-cell table:style-name="ce42"/>
          <table:table-cell table:style-name="ce71" office:value-type="float" office:value="112" calcext:value-type="float">
            <text:p>112 pay</text:p>
          </table:table-cell>
          <table:table-cell table:style-name="ce95" table:formula="of:=[.E88]*[.$I$63]" office:value-type="float" office:value="44.6783309027779" calcext:value-type="float">
            <text:p>44,68 m2</text:p>
          </table:table-cell>
          <table:table-cell table:style-name="ce115" table:formula="of:=[.F88]/[.$I$62]" office:value-type="percentage" office:value="0.0166666666666667" calcext:value-type="percentage">
            <text:p>%1,67</text:p>
          </table:table-cell>
          <table:table-cell table:style-name="ce55"/>
          <table:table-cell table:style-name="ce142" table:formula="of:=[.F88]/[.$F$62]" office:value-type="percentage" office:value="0.00276133241755884" calcext:value-type="percentage">
            <text:p>%0,28</text:p>
          </table:table-cell>
          <table:table-cell table:style-name="ce145"/>
          <table:table-cell table:number-columns-repeated="1014"/>
        </table:table-row>
        <table:table-row table:style-name="ro4">
          <table:table-cell/>
          <table:table-cell table:style-name="ce48" office:value-type="string" calcext:value-type="string">
            <text:p>Nazmiye</text:p>
          </table:table-cell>
          <table:table-cell table:style-name="ce158" office:value-type="string" calcext:value-type="string">
            <text:p>Ahmet</text:p>
          </table:table-cell>
          <table:table-cell table:style-name="ce158"/>
          <table:table-cell table:style-name="ce68" office:value-type="float" office:value="84" calcext:value-type="float">
            <text:p>84 pay</text:p>
          </table:table-cell>
          <table:table-cell table:style-name="ce92" table:formula="of:=[.E89]*[.$I$63]" office:value-type="float" office:value="33.5087481770834" calcext:value-type="float">
            <text:p>33,51 m2</text:p>
          </table:table-cell>
          <table:table-cell table:style-name="ce114" table:formula="of:=[.F89]/[.$I$62]" office:value-type="percentage" office:value="0.0125" calcext:value-type="percentage">
            <text:p>%1,25</text:p>
          </table:table-cell>
          <table:table-cell table:style-name="ce64"/>
          <table:table-cell table:style-name="ce140" table:formula="of:=[.F89]/[.$F$62]" office:value-type="percentage" office:value="0.00207099931316913" calcext:value-type="percentage">
            <text:p>%0,21</text:p>
          </table:table-cell>
          <table:table-cell table:style-name="ce145"/>
          <table:table-cell table:number-columns-repeated="1014"/>
        </table:table-row>
        <table:table-row table:style-name="ro4">
          <table:table-cell/>
          <table:table-cell table:style-name="ce30"/>
          <table:table-cell office:value-type="string" calcext:value-type="string">
            <text:p>Hüsnüye</text:p>
          </table:table-cell>
          <table:table-cell/>
          <table:table-cell table:style-name="ce69" office:value-type="float" office:value="84" calcext:value-type="float">
            <text:p>84 pay</text:p>
          </table:table-cell>
          <table:table-cell table:style-name="ce93" table:formula="of:=[.E90]*[.$I$63]" office:value-type="float" office:value="33.5087481770834" calcext:value-type="float">
            <text:p>33,51 m2</text:p>
          </table:table-cell>
          <table:table-cell table:style-name="ce114" table:formula="of:=[.F90]/[.$I$62]" office:value-type="percentage" office:value="0.0125" calcext:value-type="percentage">
            <text:p>%1,25</text:p>
          </table:table-cell>
          <table:table-cell table:style-name="Default"/>
          <table:table-cell table:style-name="ce140" table:formula="of:=[.F90]/[.$F$62]" office:value-type="percentage" office:value="0.00207099931316913" calcext:value-type="percentage">
            <text:p>%0,21</text:p>
          </table:table-cell>
          <table:table-cell table:number-columns-repeated="1015"/>
        </table:table-row>
        <table:table-row table:style-name="ro4">
          <table:table-cell/>
          <table:table-cell table:style-name="ce30"/>
          <table:table-cell office:value-type="string" calcext:value-type="string">
            <text:p>Hatice</text:p>
          </table:table-cell>
          <table:table-cell/>
          <table:table-cell table:style-name="ce69" office:value-type="float" office:value="84" calcext:value-type="float">
            <text:p>84 pay</text:p>
          </table:table-cell>
          <table:table-cell table:style-name="ce93" table:formula="of:=[.E91]*[.$I$63]" office:value-type="float" office:value="33.5087481770834" calcext:value-type="float">
            <text:p>33,51 m2</text:p>
          </table:table-cell>
          <table:table-cell table:style-name="ce114" table:formula="of:=[.F91]/[.$I$62]" office:value-type="percentage" office:value="0.0125" calcext:value-type="percentage">
            <text:p>%1,25</text:p>
          </table:table-cell>
          <table:table-cell table:style-name="Default"/>
          <table:table-cell table:style-name="ce140" table:formula="of:=[.F91]/[.$F$62]" office:value-type="percentage" office:value="0.00207099931316913" calcext:value-type="percentage">
            <text:p>%0,21</text:p>
          </table:table-cell>
          <table:table-cell table:style-name="ce144"/>
          <table:table-cell table:number-columns-repeated="1014"/>
        </table:table-row>
        <table:table-row table:style-name="ro4">
          <table:table-cell/>
          <table:table-cell table:style-name="ce31"/>
          <table:table-cell table:style-name="ce42" office:value-type="string" calcext:value-type="string">
            <text:p>Hasan</text:p>
          </table:table-cell>
          <table:table-cell table:style-name="ce42"/>
          <table:table-cell table:style-name="ce71" office:value-type="float" office:value="84" calcext:value-type="float">
            <text:p>84 pay</text:p>
          </table:table-cell>
          <table:table-cell table:style-name="ce95" table:formula="of:=[.E92]*[.$I$63]" office:value-type="float" office:value="33.5087481770834" calcext:value-type="float">
            <text:p>33,51 m2</text:p>
          </table:table-cell>
          <table:table-cell table:style-name="ce114" table:formula="of:=[.F92]/[.$I$62]" office:value-type="percentage" office:value="0.0125" calcext:value-type="percentage">
            <text:p>%1,25</text:p>
          </table:table-cell>
          <table:table-cell table:style-name="ce55"/>
          <table:table-cell table:style-name="ce140" table:formula="of:=[.F92]/[.$F$62]" office:value-type="percentage" office:value="0.00207099931316913" calcext:value-type="percentage">
            <text:p>%0,21</text:p>
          </table:table-cell>
          <table:table-cell table:style-name="ce145"/>
          <table:table-cell table:number-columns-repeated="1014"/>
        </table:table-row>
        <table:table-row table:style-name="ro4">
          <table:table-cell/>
          <table:table-cell table:style-name="ce49" office:value-type="string" calcext:value-type="string">
            <text:p>İmdadiye</text:p>
          </table:table-cell>
          <table:table-cell table:style-name="ce57" table:number-columns-repeated="2"/>
          <table:table-cell table:style-name="ce72" office:value-type="float" office:value="336" calcext:value-type="float">
            <text:p>336 pay</text:p>
          </table:table-cell>
          <table:table-cell table:style-name="ce96" table:formula="of:=[.E93]*[.$I$63]" office:value-type="float" office:value="134.034992708334" calcext:value-type="float">
            <text:p>134,03 m2</text:p>
          </table:table-cell>
          <table:table-cell table:style-name="ce116" table:formula="of:=[.F93]/[.$I$62]" office:value-type="percentage" office:value="0.05" calcext:value-type="percentage">
            <text:p>%5,00</text:p>
          </table:table-cell>
          <table:table-cell table:style-name="ce126"/>
          <table:table-cell table:style-name="ce143" table:formula="of:=[.F93]/[.$F$62]" office:value-type="percentage" office:value="0.00828399725267652" calcext:value-type="percentage">
            <text:p>%0,83</text:p>
          </table:table-cell>
          <table:table-cell table:style-name="ce145"/>
          <table:table-cell table:number-columns-repeated="1014"/>
        </table:table-row>
        <table:table-row table:style-name="ro4">
          <table:table-cell table:style-name="ce35" office:value-type="string" calcext:value-type="string">
            <text:p>Sudiye </text:p>
          </table:table-cell>
          <table:table-cell table:style-name="ce45" table:number-columns-repeated="2"/>
          <table:table-cell table:style-name="ce61" office:value-type="string" calcext:value-type="string">
            <text:p>pay</text:p>
          </table:table-cell>
          <table:table-cell table:style-name="ce67" table:formula="of:=SUM([.E95:.E98])" office:value-type="float" office:value="1344" calcext:value-type="float">
            <text:p>1344/6720</text:p>
          </table:table-cell>
          <table:table-cell table:style-name="ce91" table:formula="of:=[.E94]*[.$I$63]" office:value-type="float" office:value="536.139970833334" calcext:value-type="float">
            <text:p>536,14 m2</text:p>
          </table:table-cell>
          <table:table-cell table:style-name="ce111" table:formula="of:=[.F94]/[.$I$62]" office:value-type="percentage" office:value="0.2" calcext:value-type="percentage">
            <text:p>%20,00</text:p>
          </table:table-cell>
          <table:table-cell table:style-name="ce125"/>
          <table:table-cell table:style-name="ce111" table:formula="of:=[.F94]/[.$F$62]" office:value-type="percentage" office:value="0.0331359890107061" calcext:value-type="percentage">
            <text:p>%3,31</text:p>
          </table:table-cell>
          <table:table-cell table:style-name="ce145"/>
          <table:table-cell table:number-columns-repeated="1014"/>
        </table:table-row>
        <table:table-row table:style-name="ro4">
          <table:table-cell office:value-type="string" calcext:value-type="string">
            <text:p>2 çocuğu var</text:p>
          </table:table-cell>
          <table:table-cell table:style-name="ce50" office:value-type="string" calcext:value-type="string">
            <text:p>Muhittin</text:p>
          </table:table-cell>
          <table:table-cell table:style-name="ce58"/>
          <table:table-cell table:style-name="ce57"/>
          <table:table-cell table:style-name="ce72" office:value-type="float" office:value="672" calcext:value-type="float">
            <text:p>672 pay</text:p>
          </table:table-cell>
          <table:table-cell table:style-name="ce96" table:formula="of:=[.E95]*[.$I$63]" office:value-type="float" office:value="268.069985416667" calcext:value-type="float">
            <text:p>268,07 m2</text:p>
          </table:table-cell>
          <table:table-cell table:style-name="ce116" table:formula="of:=[.F95]/[.$I$62]" office:value-type="percentage" office:value="0.1" calcext:value-type="percentage">
            <text:p>%10,00</text:p>
          </table:table-cell>
          <table:table-cell table:style-name="ce126"/>
          <table:table-cell table:style-name="ce143" table:formula="of:=[.F95]/[.$F$62]" office:value-type="percentage" office:value="0.016567994505353" calcext:value-type="percentage">
            <text:p>%1,6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er çocuğa</text:p>
          </table:table-cell>
          <table:table-cell table:style-name="ce47" office:value-type="string" calcext:value-type="string">
            <text:p>Hayriye</text:p>
          </table:table-cell>
          <table:table-cell table:style-name="ce158" office:value-type="string" calcext:value-type="string">
            <text:p>Gülser</text:p>
          </table:table-cell>
          <table:table-cell table:style-name="ce158"/>
          <table:table-cell table:style-name="ce68" office:value-type="float" office:value="224" calcext:value-type="float">
            <text:p>224 pay</text:p>
          </table:table-cell>
          <table:table-cell table:style-name="ce92" table:formula="of:=[.E96]*[.$I$63]" office:value-type="float" office:value="89.3566618055557" calcext:value-type="float">
            <text:p>89,36 m2</text:p>
          </table:table-cell>
          <table:table-cell table:style-name="ce114" table:formula="of:=[.F96]/[.$I$62]" office:value-type="percentage" office:value="0.0333333333333333" calcext:value-type="percentage">
            <text:p>%3,33</text:p>
          </table:table-cell>
          <table:table-cell table:style-name="ce64"/>
          <table:table-cell table:style-name="ce140" table:formula="of:=[.F96]/[.$F$62]" office:value-type="percentage" office:value="0.00552266483511768" calcext:value-type="percentage">
            <text:p>%0,5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344 / 2 = 672 pay </text:p>
          </table:table-cell>
          <table:table-cell table:style-name="ce30"/>
          <table:table-cell office:value-type="string" calcext:value-type="string">
            <text:p>Yaşar</text:p>
          </table:table-cell>
          <table:table-cell/>
          <table:table-cell table:style-name="ce69" office:value-type="float" office:value="224" calcext:value-type="float">
            <text:p>224 pay</text:p>
          </table:table-cell>
          <table:table-cell table:style-name="ce93" table:formula="of:=[.E97]*[.$I$63]" office:value-type="float" office:value="89.3566618055557" calcext:value-type="float">
            <text:p>89,36 m2</text:p>
          </table:table-cell>
          <table:table-cell table:style-name="ce114" table:formula="of:=[.F97]/[.$I$62]" office:value-type="percentage" office:value="0.0333333333333333" calcext:value-type="percentage">
            <text:p>%3,33</text:p>
          </table:table-cell>
          <table:table-cell table:style-name="Default"/>
          <table:table-cell table:style-name="ce140" table:formula="of:=[.F97]/[.$F$62]" office:value-type="percentage" office:value="0.00552266483511768" calcext:value-type="percentage">
            <text:p>%0,5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36,14 / 2 = 268,07 m2 </text:p>
          </table:table-cell>
          <table:table-cell table:style-name="ce31"/>
          <table:table-cell table:style-name="ce42" office:value-type="string" calcext:value-type="string">
            <text:p>Halil İbrahim</text:p>
          </table:table-cell>
          <table:table-cell table:style-name="ce42"/>
          <table:table-cell table:style-name="ce71" office:value-type="float" office:value="224" calcext:value-type="float">
            <text:p>224 pay</text:p>
          </table:table-cell>
          <table:table-cell table:style-name="ce95" table:formula="of:=[.E98]*[.$I$63]" office:value-type="float" office:value="89.3566618055557" calcext:value-type="float">
            <text:p>89,36 m2</text:p>
          </table:table-cell>
          <table:table-cell table:style-name="ce114" table:formula="of:=[.F98]/[.$I$62]" office:value-type="percentage" office:value="0.0333333333333333" calcext:value-type="percentage">
            <text:p>%3,33</text:p>
          </table:table-cell>
          <table:table-cell table:style-name="ce55"/>
          <table:table-cell table:style-name="ce140" table:formula="of:=[.F98]/[.$F$62]" office:value-type="percentage" office:value="0.00552266483511768" calcext:value-type="percentage">
            <text:p>%0,55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Şadiye</text:p>
          </table:table-cell>
          <table:table-cell table:style-name="ce45" table:number-columns-repeated="2"/>
          <table:table-cell table:style-name="ce61" office:value-type="string" calcext:value-type="string">
            <text:p>pay</text:p>
          </table:table-cell>
          <table:table-cell table:style-name="ce67" table:formula="of:=SUM([.E100:.E104])" office:value-type="float" office:value="1344" calcext:value-type="float">
            <text:p>1344/6720</text:p>
          </table:table-cell>
          <table:table-cell table:style-name="ce91" table:formula="of:=[.E99]*[.$I$63]" office:value-type="float" office:value="536.139970833334" calcext:value-type="float">
            <text:p>536,14 m2</text:p>
          </table:table-cell>
          <table:table-cell table:style-name="ce111" table:formula="of:=[.F99]/[.$I$62]" office:value-type="percentage" office:value="0.2" calcext:value-type="percentage">
            <text:p>%20,00</text:p>
          </table:table-cell>
          <table:table-cell table:style-name="ce125"/>
          <table:table-cell table:style-name="ce111" table:formula="of:=[.F99]/[.$F$62]" office:value-type="percentage" office:value="0.0331359890107061" calcext:value-type="percentage">
            <text:p>%3,3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2 çocuğu var</text:p>
          </table:table-cell>
          <table:table-cell table:style-name="ce51" office:value-type="string" calcext:value-type="string">
            <text:p>Mehmet</text:p>
          </table:table-cell>
          <table:table-cell table:style-name="ce57" table:number-columns-repeated="2"/>
          <table:table-cell table:style-name="ce72" office:value-type="float" office:value="672" calcext:value-type="float">
            <text:p>672 pay</text:p>
          </table:table-cell>
          <table:table-cell table:style-name="ce96" table:formula="of:=[.E100]*[.$I$63]" office:value-type="float" office:value="268.069985416667" calcext:value-type="float">
            <text:p>268,07 m2</text:p>
          </table:table-cell>
          <table:table-cell table:style-name="ce116" table:formula="of:=[.F100]/[.$I$62]" office:value-type="percentage" office:value="0.1" calcext:value-type="percentage">
            <text:p>%10,00</text:p>
          </table:table-cell>
          <table:table-cell table:style-name="ce126"/>
          <table:table-cell table:style-name="ce143" table:formula="of:=[.F100]/[.$F$62]" office:value-type="percentage" office:value="0.016567994505353" calcext:value-type="percentage">
            <text:p>%1,6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er çocuğa</text:p>
          </table:table-cell>
          <table:table-cell table:style-name="ce47" office:value-type="string" calcext:value-type="string">
            <text:p>Fitnet</text:p>
          </table:table-cell>
          <table:table-cell table:style-name="ce158" office:value-type="string" calcext:value-type="string">
            <text:p>Ferdal</text:p>
          </table:table-cell>
          <table:table-cell table:style-name="ce158"/>
          <table:table-cell table:style-name="ce68" office:value-type="float" office:value="168" calcext:value-type="float">
            <text:p>168 pay</text:p>
          </table:table-cell>
          <table:table-cell table:style-name="ce92" table:formula="of:=[.E101]*[.$I$63]" office:value-type="float" office:value="67.0174963541668" calcext:value-type="float">
            <text:p>67,02 m2</text:p>
          </table:table-cell>
          <table:table-cell table:style-name="ce114" table:formula="of:=[.F101]/[.$I$62]" office:value-type="percentage" office:value="0.025" calcext:value-type="percentage">
            <text:p>%2,50</text:p>
          </table:table-cell>
          <table:table-cell table:style-name="ce64"/>
          <table:table-cell table:style-name="ce140" table:formula="of:=[.F101]/[.$F$62]" office:value-type="percentage" office:value="0.00414199862633826" calcext:value-type="percentage">
            <text:p>%0,4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344 / 2 = 672 pay </text:p>
          </table:table-cell>
          <table:table-cell table:style-name="ce30"/>
          <table:table-cell office:value-type="string" calcext:value-type="string">
            <text:p>Serdar</text:p>
          </table:table-cell>
          <table:table-cell/>
          <table:table-cell table:style-name="ce69" office:value-type="float" office:value="168" calcext:value-type="float">
            <text:p>168 pay</text:p>
          </table:table-cell>
          <table:table-cell table:style-name="ce93" table:formula="of:=[.E102]*[.$I$63]" office:value-type="float" office:value="67.0174963541668" calcext:value-type="float">
            <text:p>67,02 m2</text:p>
          </table:table-cell>
          <table:table-cell table:style-name="ce114" table:formula="of:=[.F102]/[.$I$62]" office:value-type="percentage" office:value="0.025" calcext:value-type="percentage">
            <text:p>%2,50</text:p>
          </table:table-cell>
          <table:table-cell table:style-name="Default"/>
          <table:table-cell table:style-name="ce140" table:formula="of:=[.F102]/[.$F$62]" office:value-type="percentage" office:value="0.00414199862633826" calcext:value-type="percentage">
            <text:p>%0,4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36,14 / 2 = 268,07 m2 </text:p>
          </table:table-cell>
          <table:table-cell table:style-name="ce30"/>
          <table:table-cell office:value-type="string" calcext:value-type="string">
            <text:p>Sedat</text:p>
          </table:table-cell>
          <table:table-cell/>
          <table:table-cell table:style-name="ce69" office:value-type="float" office:value="168" calcext:value-type="float">
            <text:p>168 pay</text:p>
          </table:table-cell>
          <table:table-cell table:style-name="ce93" table:formula="of:=[.E103]*[.$I$63]" office:value-type="float" office:value="67.0174963541668" calcext:value-type="float">
            <text:p>67,02 m2</text:p>
          </table:table-cell>
          <table:table-cell table:style-name="ce114" table:formula="of:=[.F103]/[.$I$62]" office:value-type="percentage" office:value="0.025" calcext:value-type="percentage">
            <text:p>%2,50</text:p>
          </table:table-cell>
          <table:table-cell table:style-name="Default"/>
          <table:table-cell table:style-name="ce140" table:formula="of:=[.F103]/[.$F$62]" office:value-type="percentage" office:value="0.00414199862633826" calcext:value-type="percentage">
            <text:p>%0,41</text:p>
          </table:table-cell>
          <table:table-cell table:number-columns-repeated="1015"/>
        </table:table-row>
        <table:table-row table:style-name="ro4">
          <table:table-cell/>
          <table:table-cell table:style-name="ce31"/>
          <table:table-cell table:style-name="ce42" office:value-type="string" calcext:value-type="string">
            <text:p>Şevki</text:p>
          </table:table-cell>
          <table:table-cell table:style-name="ce42"/>
          <table:table-cell table:style-name="ce71" office:value-type="float" office:value="168" calcext:value-type="float">
            <text:p>168 pay</text:p>
          </table:table-cell>
          <table:table-cell table:style-name="ce95" table:formula="of:=[.E104]*[.$I$63]" office:value-type="float" office:value="67.0174963541668" calcext:value-type="float">
            <text:p>67,02 m2</text:p>
          </table:table-cell>
          <table:table-cell table:style-name="ce114" table:formula="of:=[.F104]/[.$I$62]" office:value-type="percentage" office:value="0.025" calcext:value-type="percentage">
            <text:p>%2,50</text:p>
          </table:table-cell>
          <table:table-cell table:style-name="ce55"/>
          <table:table-cell table:style-name="ce140" table:formula="of:=[.F104]/[.$F$62]" office:value-type="percentage" office:value="0.00414199862633826" calcext:value-type="percentage">
            <text:p>%0,41</text:p>
          </table:table-cell>
          <table:table-cell table:number-columns-repeated="1015"/>
        </table:table-row>
        <table:table-row table:style-name="ro4">
          <table:table-cell table:style-name="ce35" office:value-type="string" calcext:value-type="string">
            <text:p>Hayriye</text:p>
          </table:table-cell>
          <table:table-cell table:style-name="ce45" table:number-columns-repeated="2"/>
          <table:table-cell table:style-name="ce61" office:value-type="string" calcext:value-type="string">
            <text:p>pay</text:p>
          </table:table-cell>
          <table:table-cell table:style-name="ce67" table:formula="of:=SUM([.E106:.E111])" office:value-type="float" office:value="1344" calcext:value-type="float">
            <text:p>1344/6720</text:p>
          </table:table-cell>
          <table:table-cell table:style-name="ce91" table:formula="of:=[.E105]*[.$I$63]" office:value-type="float" office:value="536.139970833334" calcext:value-type="float">
            <text:p>536,14 m2</text:p>
          </table:table-cell>
          <table:table-cell table:style-name="ce111" table:formula="of:=[.F105]/[.$I$62]" office:value-type="percentage" office:value="0.2" calcext:value-type="percentage">
            <text:p>%20,00</text:p>
          </table:table-cell>
          <table:table-cell table:style-name="ce125"/>
          <table:table-cell table:style-name="ce111" table:formula="of:=[.F105]/[.$F$62]" office:value-type="percentage" office:value="0.0331359890107061" calcext:value-type="percentage">
            <text:p>%3,31</text:p>
          </table:table-cell>
          <table:table-cell table:style-name="ce145"/>
          <table:table-cell table:number-columns-repeated="1014"/>
        </table:table-row>
        <table:table-row table:style-name="ro4">
          <table:table-cell office:value-type="string" calcext:value-type="string">
            <text:p>3 çocuğu var</text:p>
          </table:table-cell>
          <table:table-cell table:style-name="ce51" office:value-type="string" calcext:value-type="string">
            <text:p>Seher</text:p>
          </table:table-cell>
          <table:table-cell table:style-name="ce57" table:number-columns-repeated="2"/>
          <table:table-cell table:style-name="ce72" office:value-type="float" office:value="448" calcext:value-type="float">
            <text:p>448 pay</text:p>
          </table:table-cell>
          <table:table-cell table:style-name="ce96" table:formula="of:=[.E106]*[.$I$63]" office:value-type="float" office:value="178.713323611111" calcext:value-type="float">
            <text:p>178,71 m2</text:p>
          </table:table-cell>
          <table:table-cell table:style-name="ce116" table:formula="of:=[.F106]/[.$I$62]" office:value-type="percentage" office:value="0.0666666666666667" calcext:value-type="percentage">
            <text:p>%6,67</text:p>
          </table:table-cell>
          <table:table-cell table:style-name="ce126"/>
          <table:table-cell table:style-name="ce143" table:formula="of:=[.F106]/[.$F$62]" office:value-type="percentage" office:value="0.0110453296702354" calcext:value-type="percentage">
            <text:p>%1,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her çocuğa</text:p>
          </table:table-cell>
          <table:table-cell table:style-name="ce52" office:value-type="string" calcext:value-type="string">
            <text:p>Mehmet Ali</text:p>
          </table:table-cell>
          <table:table-cell table:style-name="ce57" table:number-columns-repeated="2"/>
          <table:table-cell table:style-name="ce72" office:value-type="float" office:value="448" calcext:value-type="float">
            <text:p>448 pay</text:p>
          </table:table-cell>
          <table:table-cell table:style-name="ce96" table:formula="of:=[.E107]*[.$I$63]" office:value-type="float" office:value="178.713323611111" calcext:value-type="float">
            <text:p>178,71 m2</text:p>
          </table:table-cell>
          <table:table-cell table:style-name="ce114" table:formula="of:=[.F107]/[.$I$62]" office:value-type="percentage" office:value="0.0666666666666667" calcext:value-type="percentage">
            <text:p>%6,67</text:p>
          </table:table-cell>
          <table:table-cell table:style-name="ce126"/>
          <table:table-cell table:style-name="ce140" table:formula="of:=[.F107]/[.$F$62]" office:value-type="percentage" office:value="0.0110453296702354" calcext:value-type="percentage">
            <text:p>%1,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1344 / 3 = 448 pay </text:p>
          </table:table-cell>
          <table:table-cell table:style-name="ce48" office:value-type="string" calcext:value-type="string">
            <text:p>Rahmi</text:p>
          </table:table-cell>
          <table:table-cell table:style-name="ce158" office:value-type="string" calcext:value-type="string">
            <text:p>Süleyman Tuncay</text:p>
          </table:table-cell>
          <table:table-cell table:style-name="ce158"/>
          <table:table-cell table:style-name="ce68" office:value-type="float" office:value="112" calcext:value-type="float">
            <text:p>112 pay</text:p>
          </table:table-cell>
          <table:table-cell table:style-name="ce92" table:formula="of:=[.E108]*[.$I$63]" office:value-type="float" office:value="44.6783309027779" calcext:value-type="float">
            <text:p>44,68 m2</text:p>
          </table:table-cell>
          <table:table-cell table:style-name="ce112" table:formula="of:=[.F108]/[.$I$62]" office:value-type="percentage" office:value="0.0166666666666667" calcext:value-type="percentage">
            <text:p>%1,67</text:p>
          </table:table-cell>
          <table:table-cell table:style-name="ce64"/>
          <table:table-cell table:style-name="ce141" table:formula="of:=[.F108]/[.$F$62]" office:value-type="percentage" office:value="0.00276133241755884" calcext:value-type="percentage">
            <text:p>%0,2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536,14 / 4 = 178,71 m2 </text:p>
          </table:table-cell>
          <table:table-cell table:style-name="ce30"/>
          <table:table-cell office:value-type="string" calcext:value-type="string">
            <text:p>Eray</text:p>
          </table:table-cell>
          <table:table-cell/>
          <table:table-cell table:style-name="ce69" office:value-type="float" office:value="112" calcext:value-type="float">
            <text:p>112 pay</text:p>
          </table:table-cell>
          <table:table-cell table:style-name="ce93" table:formula="of:=[.E109]*[.$I$63]" office:value-type="float" office:value="44.6783309027779" calcext:value-type="float">
            <text:p>44,68 m2</text:p>
          </table:table-cell>
          <table:table-cell table:style-name="ce114" table:formula="of:=[.F109]/[.$I$62]" office:value-type="percentage" office:value="0.0166666666666667" calcext:value-type="percentage">
            <text:p>%1,67</text:p>
          </table:table-cell>
          <table:table-cell table:style-name="Default"/>
          <table:table-cell table:style-name="ce140" table:formula="of:=[.F109]/[.$F$62]" office:value-type="percentage" office:value="0.00276133241755884" calcext:value-type="percentage">
            <text:p>%0,28</text:p>
          </table:table-cell>
          <table:table-cell table:number-columns-repeated="1015"/>
        </table:table-row>
        <table:table-row table:style-name="ro4">
          <table:table-cell/>
          <table:table-cell table:style-name="ce30"/>
          <table:table-cell office:value-type="string" calcext:value-type="string">
            <text:p>Şaban Günay</text:p>
          </table:table-cell>
          <table:table-cell/>
          <table:table-cell table:style-name="ce69" office:value-type="float" office:value="112" calcext:value-type="float">
            <text:p>112 pay</text:p>
          </table:table-cell>
          <table:table-cell table:style-name="ce93" table:formula="of:=[.E110]*[.$I$63]" office:value-type="float" office:value="44.6783309027779" calcext:value-type="float">
            <text:p>44,68 m2</text:p>
          </table:table-cell>
          <table:table-cell table:style-name="ce114" table:formula="of:=[.F110]/[.$I$62]" office:value-type="percentage" office:value="0.0166666666666667" calcext:value-type="percentage">
            <text:p>%1,67</text:p>
          </table:table-cell>
          <table:table-cell table:style-name="Default"/>
          <table:table-cell table:style-name="ce140" table:formula="of:=[.F110]/[.$F$62]" office:value-type="percentage" office:value="0.00276133241755884" calcext:value-type="percentage">
            <text:p>%0,28</text:p>
          </table:table-cell>
          <table:table-cell table:number-columns-repeated="1015"/>
        </table:table-row>
        <table:table-row table:style-name="ro4">
          <table:table-cell/>
          <table:table-cell table:style-name="ce31"/>
          <table:table-cell table:style-name="ce42" office:value-type="string" calcext:value-type="string">
            <text:p>Oktay</text:p>
          </table:table-cell>
          <table:table-cell table:style-name="ce42"/>
          <table:table-cell table:style-name="ce71" office:value-type="float" office:value="112" calcext:value-type="float">
            <text:p>112 pay</text:p>
          </table:table-cell>
          <table:table-cell table:style-name="ce95" table:formula="of:=[.E111]*[.$I$63]" office:value-type="float" office:value="44.6783309027779" calcext:value-type="float">
            <text:p>44,68 m2</text:p>
          </table:table-cell>
          <table:table-cell table:style-name="ce115" table:formula="of:=[.F111]/[.$I$62]" office:value-type="percentage" office:value="0.0166666666666667" calcext:value-type="percentage">
            <text:p>%1,67</text:p>
          </table:table-cell>
          <table:table-cell table:style-name="ce55"/>
          <table:table-cell table:style-name="ce142" table:formula="of:=[.F111]/[.$F$62]" office:value-type="percentage" office:value="0.00276133241755884" calcext:value-type="percentage">
            <text:p>%0,28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73" office:value-type="string" calcext:value-type="string">
            <text:p>Toplamlar</text:p>
          </table:table-cell>
          <table:table-cell table:style-name="ce97" table:formula="of:=SUM([.F68:.F80])+SUM([.F82:.F93])+SUM([.F95:.F98])+SUM([.F100:.F104])+SUM([.F106:.F111])" office:value-type="float" office:value="2680.69985416667" calcext:value-type="float">
            <text:p>2.680,70 m2</text:p>
          </table:table-cell>
          <table:table-cell table:style-name="ce117" table:formula="of:=SUM([.G68:.G80])+SUM([.G82:.G93])+SUM([.G95:.G98])+SUM([.G100:.G104])+SUM([.G106:.G111])" office:value-type="percentage" office:value="1" calcext:value-type="percentage">
            <text:p>%100,00</text:p>
          </table:table-cell>
          <table:table-cell table:style-name="ce127"/>
          <table:table-cell table:style-name="ce117" table:formula="of:=SUM([.I68:.I80])+SUM([.I82:.I93])+SUM([.I95:.I98])+SUM([.I100:.I104])+SUM([.I106:.I111])" office:value-type="percentage" office:value="0.16567994505353" calcext:value-type="percentage">
            <text:p>%16,57</text:p>
          </table:table-cell>
          <table:table-cell table:number-columns-repeated="1015"/>
        </table:table-row>
        <table:table-row table:style-name="ro4" table:number-rows-repeated="1048454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Çizelge2" table:style-name="ta1"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ce197"/>
        <table:table-column table:style-name="co13" table:default-cell-style-name="Default"/>
        <table:table-column table:style-name="co14" table:default-cell-style-name="ce197"/>
        <table:table-column table:style-name="co15" table:default-cell-style-name="ce197"/>
        <table:table-column table:style-name="co10" table:default-cell-style-name="Default"/>
        <table:table-row table:style-name="ro3">
          <table:table-cell/>
          <table:table-cell table:style-name="ce153" office:value-type="string" calcext:value-type="string">
            <text:p>Tapu kayıtları</text:p>
          </table:table-cell>
          <table:table-cell table:style-name="ce153" table:number-columns-repeated="3"/>
          <table:table-cell table:style-name="ce191" office:value-type="string" calcext:value-type="string">
            <text:p>m2</text:p>
          </table:table-cell>
          <table:table-cell table:style-name="ce153" office:value-type="string" calcext:value-type="string">
            <text:p>Hüsnüye (Halim Anası) </text:p>
          </table:table-cell>
          <table:table-cell table:style-name="ce192"/>
          <table:table-cell table:style-name="ce245" office:value-type="string" calcext:value-type="string">
            <text:p>m2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Tokat Merkez Karşıyaka Ada 2530 Parsel 1</text:p>
          </table:table-cell>
          <table:table-cell table:style-name="ce153" table:number-columns-repeated="3"/>
          <table:table-cell table:style-name="ce192" office:value-type="float" office:value="2016.65" calcext:value-type="float">
            <text:p>2016,65</text:p>
          </table:table-cell>
          <table:table-cell table:style-name="ce153" office:value-type="string" calcext:value-type="string">
            <text:p><text:s text:c="5"/>127 / 800</text:p>
          </table:table-cell>
          <table:table-cell table:style-name="ce192" table:formula="of:=127/800" office:value-type="float" office:value="0.15875" calcext:value-type="float">
            <text:p>0,16</text:p>
          </table:table-cell>
          <table:table-cell table:style-name="ce192" table:formula="of:=[.F2]*[.H2]" office:value-type="float" office:value="320.1431875" calcext:value-type="float">
            <text:p>320,14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Tokat Merkez Karşıyaka Ada 429 Parsel 19</text:p>
          </table:table-cell>
          <table:table-cell table:style-name="ce153" table:number-columns-repeated="3"/>
          <table:table-cell table:style-name="ce192" office:value-type="float" office:value="3547.34" calcext:value-type="float">
            <text:p>3547,34</text:p>
          </table:table-cell>
          <table:table-cell table:style-name="ce153" office:value-type="string" calcext:value-type="string">
            <text:p><text:s text:c="8"/>1 / 6</text:p>
          </table:table-cell>
          <table:table-cell table:style-name="ce192" table:formula="of:=1/6" office:value-type="float" office:value="0.166666666666667" calcext:value-type="float">
            <text:p>0,17</text:p>
          </table:table-cell>
          <table:table-cell table:style-name="ce192" table:formula="of:=[.F3]*[.H3]" office:value-type="float" office:value="591.223333333333" calcext:value-type="float">
            <text:p>591,22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Tokat Merkez Karşıyaka Ada 429 Parsel 31</text:p>
          </table:table-cell>
          <table:table-cell table:style-name="ce153" table:number-columns-repeated="3"/>
          <table:table-cell table:style-name="ce192" office:value-type="float" office:value="10616" calcext:value-type="float">
            <text:p>10616,00</text:p>
          </table:table-cell>
          <table:table-cell table:style-name="ce153" office:value-type="string" calcext:value-type="string">
            <text:p><text:s text:c="8"/>1 / 6</text:p>
          </table:table-cell>
          <table:table-cell table:style-name="ce192" table:formula="of:=1/6" office:value-type="float" office:value="0.166666666666667" calcext:value-type="float">
            <text:p>0,17</text:p>
          </table:table-cell>
          <table:table-cell table:style-name="ce192" table:formula="of:=[.F4]*[.H4]" office:value-type="float" office:value="1769.33333333333" calcext:value-type="float">
            <text:p>1769,33</text:p>
          </table:table-cell>
          <table:table-cell/>
        </table:table-row>
        <table:table-row table:style-name="ro3">
          <table:table-cell/>
          <table:table-cell table:style-name="ce154" office:value-type="string" calcext:value-type="string">
            <text:p>Toplam</text:p>
          </table:table-cell>
          <table:table-cell table:style-name="ce153" table:number-columns-repeated="3"/>
          <table:table-cell table:style-name="ce192" table:formula="of:=SUM([.F2:.F4])" office:value-type="float" office:value="16179.99" calcext:value-type="float">
            <text:p>16179,99</text:p>
          </table:table-cell>
          <table:table-cell table:style-name="ce153"/>
          <table:table-cell table:style-name="ce192" table:number-columns-repeated="2"/>
          <table:table-cell table:style-name="ce153"/>
        </table:table-row>
        <table:table-row table:style-name="ro3">
          <table:table-cell/>
          <table:table-cell table:style-name="ce153" table:number-columns-repeated="4"/>
          <table:table-cell table:style-name="ce193"/>
          <table:table-cell table:style-name="ce155"/>
          <table:table-cell table:style-name="ce194"/>
          <table:table-cell table:style-name="ce193"/>
          <table:table-cell table:style-name="ce153"/>
        </table:table-row>
        <table:table-row table:style-name="ro3">
          <table:table-cell/>
          <table:table-cell table:style-name="ce155" office:value-type="string" calcext:value-type="string">
            <text:p>Tapuda mirasçılar</text:p>
          </table:table-cell>
          <table:table-cell table:style-name="ce155" table:number-columns-repeated="3"/>
          <table:table-cell table:style-name="Default"/>
          <table:table-cell/>
          <table:table-cell table:style-name="Default" table:number-columns-repeated="2"/>
          <table:table-cell table:style-name="ce153"/>
        </table:table-row>
        <table:table-row table:style-name="ro3">
          <table:table-cell/>
          <table:table-cell table:style-name="ce155" table:number-columns-repeated="4"/>
          <table:table-cell table:style-name="ce194" office:value-type="string" calcext:value-type="string">
            <text:p>hisse</text:p>
          </table:table-cell>
          <table:table-cell table:style-name="ce215" office:value-type="string" calcext:value-type="string">
            <text:p>m2</text:p>
          </table:table-cell>
          <table:table-cell table:number-columns-repeated="2" table:style-name="ce235" office:value-type="string" calcext:value-type="string">
            <text:p>%</text:p>
          </table:table-cell>
          <table:table-cell table:style-name="ce153"/>
        </table:table-row>
        <table:table-row table:style-name="ro3">
          <table:table-cell/>
          <table:table-cell table:style-name="ce155" office:value-type="string" calcext:value-type="string">
            <text:p>Tokat Merkez Karşıyaka Ada 2530 Parsel 1</text:p>
          </table:table-cell>
          <table:table-cell table:style-name="ce153" table:number-columns-repeated="3"/>
          <table:table-cell table:style-name="ce193" office:value-type="float" office:value="2016.65" calcext:value-type="float">
            <text:p>2016,65</text:p>
          </table:table-cell>
          <table:table-cell table:style-name="ce155" office:value-type="string" calcext:value-type="string">
            <text:p>m2</text:p>
          </table:table-cell>
          <table:table-cell table:style-name="ce192" office:value-type="string" calcext:value-type="string">
            <text:p>tapuda</text:p>
          </table:table-cell>
          <table:table-cell table:style-name="ce192" office:value-type="string" calcext:value-type="string">
            <text:p>toplamda</text:p>
          </table:table-cell>
          <table:table-cell table:style-name="ce153"/>
        </table:table-row>
        <table:table-row table:style-name="ro3">
          <table:table-cell/>
          <table:table-cell table:style-name="ce153" office:value-type="string" calcext:value-type="string">
            <text:p>Hanife Topçuer</text:p>
          </table:table-cell>
          <table:table-cell table:style-name="ce153"/>
          <table:table-cell table:style-name="ce153" office:value-type="float" office:value="127" calcext:value-type="float">
            <text:p>127</text:p>
          </table:table-cell>
          <table:table-cell table:style-name="ce153" office:value-type="float" office:value="800" calcext:value-type="float">
            <text:p>800</text:p>
          </table:table-cell>
          <table:table-cell table:style-name="ce193" table:formula="of:=[.D10]/[.E10]" office:value-type="float" office:value="0.15875" calcext:value-type="float">
            <text:p>0,16</text:p>
          </table:table-cell>
          <table:table-cell table:style-name="ce192" table:formula="of:=[.F10]*[.$F$9]" office:value-type="float" office:value="320.1431875" calcext:value-type="float">
            <text:p>320,14</text:p>
          </table:table-cell>
          <table:table-cell table:style-name="ce192" table:formula="of:=[.G10]*100/[.$F$9]" office:value-type="float" office:value="15.875" calcext:value-type="float">
            <text:p>15,88</text:p>
          </table:table-cell>
          <table:table-cell table:formula="of:=[.G10]*100/[.$F$5]" office:value-type="float" office:value="1.9786364979212" calcext:value-type="float">
            <text:p>1,98</text:p>
          </table:table-cell>
          <table:table-cell table:style-name="ce153"/>
        </table:table-row>
        <table:table-row table:style-name="ro3">
          <table:table-cell/>
          <table:table-cell table:style-name="ce153" office:value-type="string" calcext:value-type="string">
            <text:p>Kamil Evyapan</text:p>
          </table:table-cell>
          <table:table-cell/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2400" calcext:value-type="float">
            <text:p>2400</text:p>
          </table:table-cell>
          <table:table-cell table:style-name="ce193" table:formula="of:=[.D11]/[.E11]" office:value-type="float" office:value="0.0170833333333333" calcext:value-type="float">
            <text:p>0,02</text:p>
          </table:table-cell>
          <table:table-cell table:style-name="ce192" table:formula="of:=[.F11]*[.$F$9]" office:value-type="float" office:value="34.4511041666667" calcext:value-type="float">
            <text:p>34,45</text:p>
          </table:table-cell>
          <table:table-cell table:style-name="ce192" table:formula="of:=[.G11]*100/[.$F$9]" office:value-type="float" office:value="1.70833333333333" calcext:value-type="float">
            <text:p>1,71</text:p>
          </table:table-cell>
          <table:table-cell table:formula="of:=[.G11]*100/[.$F$5]" office:value-type="float" office:value="0.212924137571572" calcext:value-type="float">
            <text:p>0,21</text:p>
          </table:table-cell>
          <table:table-cell table:style-name="ce153"/>
        </table:table-row>
        <table:table-row table:style-name="ro3">
          <table:table-cell/>
          <table:table-cell table:style-name="ce153" office:value-type="string" calcext:value-type="string">
            <text:p>Güngör Evyapan</text:p>
          </table:table-cell>
          <table:table-cell/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2400" calcext:value-type="float">
            <text:p>2400</text:p>
          </table:table-cell>
          <table:table-cell table:style-name="ce193" table:formula="of:=[.D12]/[.E12]" office:value-type="float" office:value="0.0170833333333333" calcext:value-type="float">
            <text:p>0,02</text:p>
          </table:table-cell>
          <table:table-cell table:style-name="ce192" table:formula="of:=[.F12]*[.$F$9]" office:value-type="float" office:value="34.4511041666667" calcext:value-type="float">
            <text:p>34,45</text:p>
          </table:table-cell>
          <table:table-cell table:style-name="ce192" table:formula="of:=[.G12]*100/[.$F$9]" office:value-type="float" office:value="1.70833333333333" calcext:value-type="float">
            <text:p>1,71</text:p>
          </table:table-cell>
          <table:table-cell table:formula="of:=[.G12]*100/[.$F$5]" office:value-type="float" office:value="0.212924137571572" calcext:value-type="float">
            <text:p>0,21</text:p>
          </table:table-cell>
          <table:table-cell table:style-name="ce153"/>
        </table:table-row>
        <table:table-row table:style-name="ro3">
          <table:table-cell/>
          <table:table-cell table:style-name="ce153" office:value-type="string" calcext:value-type="string">
            <text:p>Ülkü Evyapan</text:p>
          </table:table-cell>
          <table:table-cell/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2400" calcext:value-type="float">
            <text:p>2400</text:p>
          </table:table-cell>
          <table:table-cell table:style-name="ce193" table:formula="of:=[.D13]/[.E13]" office:value-type="float" office:value="0.0170833333333333" calcext:value-type="float">
            <text:p>0,02</text:p>
          </table:table-cell>
          <table:table-cell table:style-name="ce192" table:formula="of:=[.F13]*[.$F$9]" office:value-type="float" office:value="34.4511041666667" calcext:value-type="float">
            <text:p>34,45</text:p>
          </table:table-cell>
          <table:table-cell table:style-name="ce192" table:formula="of:=[.G13]*100/[.$F$9]" office:value-type="float" office:value="1.70833333333333" calcext:value-type="float">
            <text:p>1,71</text:p>
          </table:table-cell>
          <table:table-cell table:formula="of:=[.G13]*100/[.$F$5]" office:value-type="float" office:value="0.212924137571572" calcext:value-type="float">
            <text:p>0,21</text:p>
          </table:table-cell>
          <table:table-cell table:style-name="ce153"/>
        </table:table-row>
        <table:table-row table:style-name="ro3">
          <table:table-cell/>
          <table:table-cell table:style-name="ce153" office:value-type="string" calcext:value-type="string">
            <text:p>Hanife Topçuer</text:p>
          </table:table-cell>
          <table:table-cell/>
          <table:table-cell table:style-name="ce153" office:value-type="float" office:value="701" calcext:value-type="float">
            <text:p>701</text:p>
          </table:table-cell>
          <table:table-cell table:style-name="ce153" office:value-type="float" office:value="1200" calcext:value-type="float">
            <text:p>1200</text:p>
          </table:table-cell>
          <table:table-cell table:style-name="ce193" table:formula="of:=[.D14]/[.E14]" office:value-type="float" office:value="0.584166666666667" calcext:value-type="float">
            <text:p>0,58</text:p>
          </table:table-cell>
          <table:table-cell table:style-name="ce192" table:formula="of:=[.F14]*[.$F$9]" office:value-type="float" office:value="1178.05970833333" calcext:value-type="float">
            <text:p>1178,06</text:p>
          </table:table-cell>
          <table:table-cell table:style-name="ce192" table:formula="of:=[.G14]*100/[.$F$9]" office:value-type="float" office:value="58.4166666666667" calcext:value-type="float">
            <text:p>58,42</text:p>
          </table:table-cell>
          <table:table-cell table:formula="of:=[.G14]*100/[.$F$5]" office:value-type="float" office:value="7.28096685061816" calcext:value-type="float">
            <text:p>7,28</text:p>
          </table:table-cell>
          <table:table-cell table:style-name="ce153"/>
        </table:table-row>
        <table:table-row table:style-name="ro3">
          <table:table-cell/>
          <table:table-cell table:style-name="ce156" office:value-type="string" calcext:value-type="string">
            <text:p>Maliye Hazinesi </text:p>
          </table:table-cell>
          <table:table-cell table:style-name="ce156"/>
          <table:table-cell table:style-name="ce156" office:value-type="float" office:value="113" calcext:value-type="float">
            <text:p>113</text:p>
          </table:table-cell>
          <table:table-cell table:style-name="ce156" office:value-type="float" office:value="2400" calcext:value-type="float">
            <text:p>2400</text:p>
          </table:table-cell>
          <table:table-cell table:style-name="ce195" table:formula="of:=[.D15]/[.E15]" office:value-type="float" office:value="0.0470833333333333" calcext:value-type="float">
            <text:p>0,05</text:p>
          </table:table-cell>
          <table:table-cell table:style-name="ce216" table:formula="of:=[.F15]*[.$F$9]" office:value-type="float" office:value="94.9506041666667" calcext:value-type="float">
            <text:p>94,95</text:p>
          </table:table-cell>
          <table:table-cell table:style-name="ce216" table:formula="of:=[.G15]*100/[.$F$9]" office:value-type="float" office:value="4.70833333333333" calcext:value-type="float">
            <text:p>4,71</text:p>
          </table:table-cell>
          <table:table-cell table:style-name="ce246" table:formula="of:=[.G15]*100/[.$F$5]" office:value-type="float" office:value="0.586839696233846" calcext:value-type="float">
            <text:p>0,59</text:p>
          </table:table-cell>
          <table:table-cell table:style-name="ce153"/>
        </table:table-row>
        <table:table-row table:style-name="ro3">
          <table:table-cell/>
          <table:table-cell table:style-name="ce157" office:value-type="string" calcext:value-type="string">
            <text:p>Hüsmüşah Evyapan</text:p>
          </table:table-cell>
          <table:table-cell table:style-name="ce157"/>
          <table:table-cell table:style-name="ce157" office:value-type="float" office:value="127" calcext:value-type="float">
            <text:p>127</text:p>
          </table:table-cell>
          <table:table-cell table:style-name="ce157" office:value-type="float" office:value="800" calcext:value-type="float">
            <text:p>800</text:p>
          </table:table-cell>
          <table:table-cell table:style-name="ce196" table:formula="of:=[.D16]/[.E16]" office:value-type="float" office:value="0.15875" calcext:value-type="float">
            <text:p>0,16</text:p>
          </table:table-cell>
          <table:table-cell table:style-name="ce217" table:formula="of:=[.F16]*[.$F$9]" office:value-type="float" office:value="320.1431875" calcext:value-type="float">
            <text:p>320,14</text:p>
          </table:table-cell>
          <table:table-cell table:style-name="ce217" table:formula="of:=[.G16]*100/[.$F$9]" office:value-type="float" office:value="15.875" calcext:value-type="float">
            <text:p>15,88</text:p>
          </table:table-cell>
          <table:table-cell table:style-name="ce247" table:formula="of:=[.G16]*100/[.$F$5]" office:value-type="float" office:value="1.9786364979212" calcext:value-type="float">
            <text:p>1,98</text:p>
          </table:table-cell>
          <table:table-cell table:style-name="ce153"/>
        </table:table-row>
        <table:table-row table:style-name="ro3">
          <table:table-cell/>
          <table:table-cell table:style-name="ce153" table:number-columns-repeated="4"/>
          <table:table-cell table:style-name="ce192"/>
          <table:table-cell table:style-name="ce218" table:formula="of:=SUM([.G10:.G16])" office:value-type="float" office:value="2016.65" calcext:value-type="float">
            <text:p>2016,65</text:p>
          </table:table-cell>
          <table:table-cell table:style-name="ce218" table:formula="of:=SUM([.H10:.H16])" office:value-type="float" office:value="100" calcext:value-type="float">
            <text:p>100,00</text:p>
          </table:table-cell>
          <table:table-cell table:style-name="ce218" table:formula="of:=SUM([.I10:.I16])" office:value-type="float" office:value="12.4638519554091" calcext:value-type="float">
            <text:p>12,46</text:p>
          </table:table-cell>
          <table:table-cell table:style-name="ce153"/>
        </table:table-row>
        <table:table-row table:style-name="ro3">
          <table:table-cell/>
          <table:table-cell table:style-name="ce155" office:value-type="string" calcext:value-type="string">
            <text:p>Tokat Merkez Karşıyaka Ada 429 Parsel 19</text:p>
          </table:table-cell>
          <table:table-cell table:style-name="ce155" table:number-columns-repeated="3"/>
          <table:table-cell table:style-name="ce193" office:value-type="float" office:value="3547.34" calcext:value-type="float">
            <text:p>3547,34</text:p>
          </table:table-cell>
          <table:table-cell table:style-name="ce193" table:number-columns-repeated="3"/>
          <table:table-cell table:style-name="ce153"/>
        </table:table-row>
        <table:table-row table:style-name="ro3">
          <table:table-cell/>
          <table:table-cell table:style-name="ce153" office:value-type="string" calcext:value-type="string">
            <text:p>Hanife Topçuer</text:p>
          </table:table-cell>
          <table:table-cell table:style-name="ce155"/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style-name="ce193" table:formula="of:=[.D19]/[.E19]" office:value-type="float" office:value="0.166666666666667" calcext:value-type="float">
            <text:p>0,17</text:p>
          </table:table-cell>
          <table:table-cell table:style-name="ce192" table:formula="of:=[.F19]*[.$F$18]" office:value-type="float" office:value="591.223333333333" calcext:value-type="float">
            <text:p>591,22</text:p>
          </table:table-cell>
          <table:table-cell table:style-name="ce192" table:formula="of:=[.G19]*100/[.$F$18]" office:value-type="float" office:value="16.6666666666667" calcext:value-type="float">
            <text:p>16,67</text:p>
          </table:table-cell>
          <table:table-cell table:formula="of:=[.G19]*100/[.$F$5]" office:value-type="float" office:value="3.65404016524938" calcext:value-type="float">
            <text:p>3,65</text:p>
          </table:table-cell>
          <table:table-cell table:style-name="ce153"/>
        </table:table-row>
        <table:table-row table:style-name="ro3">
          <table:table-cell/>
          <table:table-cell table:style-name="ce153" office:value-type="string" calcext:value-type="string">
            <text:p>Kamil Evya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93" table:formula="of:=[.D20]/[.E20]" office:value-type="float" office:value="0.0178571428571429" calcext:value-type="float">
            <text:p>0,02</text:p>
          </table:table-cell>
          <table:table-cell table:style-name="ce192" table:formula="of:=[.F20]*[.$F$18]" office:value-type="float" office:value="63.3453571428571" calcext:value-type="float">
            <text:p>63,35</text:p>
          </table:table-cell>
          <table:table-cell table:style-name="ce192" table:formula="of:=[.G20]*100/[.$F$18]" office:value-type="float" office:value="1.78571428571429" calcext:value-type="float">
            <text:p>1,79</text:p>
          </table:table-cell>
          <table:table-cell table:formula="of:=[.G20]*100/[.$F$5]" office:value-type="float" office:value="0.391504303419577" calcext:value-type="float">
            <text:p>0,39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Güngör Evya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93" table:formula="of:=[.D21]/[.E21]" office:value-type="float" office:value="0.0178571428571429" calcext:value-type="float">
            <text:p>0,02</text:p>
          </table:table-cell>
          <table:table-cell table:style-name="ce192" table:formula="of:=[.F21]*[.$F$18]" office:value-type="float" office:value="63.3453571428571" calcext:value-type="float">
            <text:p>63,35</text:p>
          </table:table-cell>
          <table:table-cell table:style-name="ce192" table:formula="of:=[.G21]*100/[.$F$18]" office:value-type="float" office:value="1.78571428571429" calcext:value-type="float">
            <text:p>1,79</text:p>
          </table:table-cell>
          <table:table-cell table:formula="of:=[.G21]*100/[.$F$5]" office:value-type="float" office:value="0.391504303419577" calcext:value-type="float">
            <text:p>0,39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Ülkü Evya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193" table:formula="of:=[.D22]/[.E22]" office:value-type="float" office:value="0.0178571428571429" calcext:value-type="float">
            <text:p>0,02</text:p>
          </table:table-cell>
          <table:table-cell table:style-name="ce192" table:formula="of:=[.F22]*[.$F$18]" office:value-type="float" office:value="63.3453571428571" calcext:value-type="float">
            <text:p>63,35</text:p>
          </table:table-cell>
          <table:table-cell table:style-name="ce192" table:formula="of:=[.G22]*100/[.$F$18]" office:value-type="float" office:value="1.78571428571429" calcext:value-type="float">
            <text:p>1,79</text:p>
          </table:table-cell>
          <table:table-cell table:formula="of:=[.G22]*100/[.$F$5]" office:value-type="float" office:value="0.391504303419577" calcext:value-type="float">
            <text:p>0,39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Hanife Topçu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table:style-name="ce193" table:formula="of:=[.D23]/[.E23]" office:value-type="float" office:value="0.595238095238095" calcext:value-type="float">
            <text:p>0,60</text:p>
          </table:table-cell>
          <table:table-cell table:style-name="ce192" table:formula="of:=[.F23]*[.$F$18]" office:value-type="float" office:value="2111.5119047619" calcext:value-type="float">
            <text:p>2111,51</text:p>
          </table:table-cell>
          <table:table-cell table:style-name="ce192" table:formula="of:=[.G23]*100/[.$F$18]" office:value-type="float" office:value="59.5238095238095" calcext:value-type="float">
            <text:p>59,52</text:p>
          </table:table-cell>
          <table:table-cell table:formula="of:=[.G23]*100/[.$F$5]" office:value-type="float" office:value="13.0501434473192" calcext:value-type="float">
            <text:p>13,05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Hanife Topçuer</text:p>
          </table:table-cell>
          <table:table-cell table:style-name="ce153"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93" table:formula="of:=[.D24]/[.E24]" office:value-type="float" office:value="0.0178571428571429" calcext:value-type="float">
            <text:p>0,02</text:p>
          </table:table-cell>
          <table:table-cell table:style-name="ce192" table:formula="of:=[.F24]*[.$F$18]" office:value-type="float" office:value="63.3453571428571" calcext:value-type="float">
            <text:p>63,35</text:p>
          </table:table-cell>
          <table:table-cell table:style-name="ce192" table:formula="of:=[.G24]*100/[.$F$18]" office:value-type="float" office:value="1.78571428571429" calcext:value-type="float">
            <text:p>1,79</text:p>
          </table:table-cell>
          <table:table-cell table:formula="of:=[.G24]*100/[.$F$5]" office:value-type="float" office:value="0.391504303419577" calcext:value-type="float">
            <text:p>0,39</text:p>
          </table:table-cell>
          <table:table-cell/>
        </table:table-row>
        <table:table-row table:style-name="ro3">
          <table:table-cell/>
          <table:table-cell table:style-name="ce157" office:value-type="string" calcext:value-type="string">
            <text:p>Hüsmüşah Evyapan</text:p>
          </table:table-cell>
          <table:table-cell table:style-name="ce157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96" table:formula="of:=[.D25]/[.E25]" office:value-type="float" office:value="0.166666666666667" calcext:value-type="float">
            <text:p>0,17</text:p>
          </table:table-cell>
          <table:table-cell table:style-name="ce217" table:formula="of:=[.F25]*[.$F$18]" office:value-type="float" office:value="591.223333333333" calcext:value-type="float">
            <text:p>591,22</text:p>
          </table:table-cell>
          <table:table-cell table:style-name="ce217" table:formula="of:=[.G25]*100/[.$F$18]" office:value-type="float" office:value="16.6666666666667" calcext:value-type="float">
            <text:p>16,67</text:p>
          </table:table-cell>
          <table:table-cell table:style-name="ce247" table:formula="of:=[.G25]*100/[.$F$5]" office:value-type="float" office:value="3.65404016524938" calcext:value-type="float">
            <text:p>3,65</text:p>
          </table:table-cell>
          <table:table-cell/>
        </table:table-row>
        <table:table-row table:style-name="ro3">
          <table:table-cell table:number-columns-repeated="6"/>
          <table:table-cell table:style-name="ce219" table:formula="of:=SUM([.G19:.G25])" office:value-type="float" office:value="3547.34" calcext:value-type="float">
            <text:p>3547,34</text:p>
          </table:table-cell>
          <table:table-cell table:style-name="ce219" table:formula="of:=SUM([.H19:.H25])" office:value-type="float" office:value="100" calcext:value-type="float">
            <text:p>100,00</text:p>
          </table:table-cell>
          <table:table-cell table:style-name="ce219" table:formula="of:=[.G26]*100/[.$F$5]" office:value-type="float" office:value="21.9242409914963" calcext:value-type="float">
            <text:p>21,92</text:p>
          </table:table-cell>
          <table:table-cell/>
        </table:table-row>
        <table:table-row table:style-name="ro3">
          <table:table-cell table:number-columns-repeated="6"/>
          <table:table-cell table:style-name="ce197"/>
          <table:table-cell table:number-columns-repeated="3"/>
        </table:table-row>
        <table:table-row table:style-name="ro3">
          <table:table-cell/>
          <table:table-cell table:style-name="ce155" office:value-type="string" calcext:value-type="string">
            <text:p>Tokat Merkez Karşıyaka Ada 429 Parsel 31</text:p>
          </table:table-cell>
          <table:table-cell table:style-name="ce155" table:number-columns-repeated="3"/>
          <table:table-cell table:style-name="ce193" office:value-type="float" office:value="10616" calcext:value-type="float">
            <text:p>10616,00</text:p>
          </table:table-cell>
          <table:table-cell table:style-name="ce155"/>
          <table:table-cell table:style-name="ce193" table:number-columns-repeated="2"/>
          <table:table-cell/>
        </table:table-row>
        <table:table-row table:style-name="ro3">
          <table:table-cell/>
          <table:table-cell table:style-name="ce153" office:value-type="string" calcext:value-type="string">
            <text:p>Hanife Topçuer</text:p>
          </table:table-cell>
          <table:table-cell table:style-name="ce155"/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style-name="ce193" table:formula="of:=[.D29]/[.E29]" office:value-type="float" office:value="0.166666666666667" calcext:value-type="float">
            <text:p>0,17</text:p>
          </table:table-cell>
          <table:table-cell table:style-name="ce192" table:formula="of:=[.F29]*[.$F$28]" office:value-type="float" office:value="1769.33333333333" calcext:value-type="float">
            <text:p>1769,33</text:p>
          </table:table-cell>
          <table:table-cell table:style-name="ce192" table:formula="of:=[.G29]*100/[.$F$28]" office:value-type="float" office:value="16.6666666666667" calcext:value-type="float">
            <text:p>16,67</text:p>
          </table:table-cell>
          <table:table-cell table:formula="of:=[.G29]*100/[.$F$5]" office:value-type="float" office:value="10.9353178421824" calcext:value-type="float">
            <text:p>10,94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Hanife Topçuer</text:p>
          </table:table-cell>
          <table:table-cell table:style-name="ce155"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93" table:formula="of:=[.D30]/[.E30]" office:value-type="float" office:value="0.0178571428571429" calcext:value-type="float">
            <text:p>0,02</text:p>
          </table:table-cell>
          <table:table-cell table:style-name="ce192" table:formula="of:=[.F30]*[.$F$28]" office:value-type="float" office:value="189.571428571429" calcext:value-type="float">
            <text:p>189,57</text:p>
          </table:table-cell>
          <table:table-cell table:style-name="ce192" table:formula="of:=[.G30]*100/[.$F$28]" office:value-type="float" office:value="1.78571428571429" calcext:value-type="float">
            <text:p>1,79</text:p>
          </table:table-cell>
          <table:table-cell table:formula="of:=[.G30]*100/[.$F$5]" office:value-type="float" office:value="1.17164119737669" calcext:value-type="float">
            <text:p>1,17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Kamil Evya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93" table:formula="of:=[.D31]/[.E31]" office:value-type="float" office:value="0.0178571428571429" calcext:value-type="float">
            <text:p>0,02</text:p>
          </table:table-cell>
          <table:table-cell table:style-name="ce192" table:formula="of:=[.F31]*[.$F$28]" office:value-type="float" office:value="189.571428571429" calcext:value-type="float">
            <text:p>189,57</text:p>
          </table:table-cell>
          <table:table-cell table:style-name="ce192" table:formula="of:=[.G31]*100/[.$F$28]" office:value-type="float" office:value="1.78571428571429" calcext:value-type="float">
            <text:p>1,79</text:p>
          </table:table-cell>
          <table:table-cell table:formula="of:=[.G31]*100/[.$F$5]" office:value-type="float" office:value="1.17164119737669" calcext:value-type="float">
            <text:p>1,17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Güngör Evya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93" table:formula="of:=[.D32]/[.E32]" office:value-type="float" office:value="0.0178571428571429" calcext:value-type="float">
            <text:p>0,02</text:p>
          </table:table-cell>
          <table:table-cell table:style-name="ce192" table:formula="of:=[.F32]*[.$F$28]" office:value-type="float" office:value="189.571428571429" calcext:value-type="float">
            <text:p>189,57</text:p>
          </table:table-cell>
          <table:table-cell table:style-name="ce192" table:formula="of:=[.G32]*100/[.$F$28]" office:value-type="float" office:value="1.78571428571429" calcext:value-type="float">
            <text:p>1,79</text:p>
          </table:table-cell>
          <table:table-cell table:formula="of:=[.G32]*100/[.$F$5]" office:value-type="float" office:value="1.17164119737669" calcext:value-type="float">
            <text:p>1,17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Ülkü Evya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style-name="ce193" table:formula="of:=[.D33]/[.E33]" office:value-type="float" office:value="0.0178571428571429" calcext:value-type="float">
            <text:p>0,02</text:p>
          </table:table-cell>
          <table:table-cell table:style-name="ce192" table:formula="of:=[.F33]*[.$F$28]" office:value-type="float" office:value="189.571428571429" calcext:value-type="float">
            <text:p>189,57</text:p>
          </table:table-cell>
          <table:table-cell table:style-name="ce192" table:formula="of:=[.G33]*100/[.$F$28]" office:value-type="float" office:value="1.78571428571429" calcext:value-type="float">
            <text:p>1,79</text:p>
          </table:table-cell>
          <table:table-cell table:formula="of:=[.G33]*100/[.$F$5]" office:value-type="float" office:value="1.17164119737669" calcext:value-type="float">
            <text:p>1,17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Hanife Topçu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table:style-name="ce193" table:formula="of:=[.D34]/[.E34]" office:value-type="float" office:value="0.595238095238095" calcext:value-type="float">
            <text:p>0,60</text:p>
          </table:table-cell>
          <table:table-cell table:style-name="ce192" table:formula="of:=[.F34]*[.$F$28]" office:value-type="float" office:value="6319.04761904762" calcext:value-type="float">
            <text:p>6319,05</text:p>
          </table:table-cell>
          <table:table-cell table:style-name="ce192" table:formula="of:=[.G34]*100/[.$F$28]" office:value-type="float" office:value="59.5238095238095" calcext:value-type="float">
            <text:p>59,52</text:p>
          </table:table-cell>
          <table:table-cell table:formula="of:=[.G34]*100/[.$F$5]" office:value-type="float" office:value="39.054706579223" calcext:value-type="float">
            <text:p>39,05</text:p>
          </table:table-cell>
          <table:table-cell/>
        </table:table-row>
        <table:table-row table:style-name="ro3">
          <table:table-cell/>
          <table:table-cell table:style-name="ce157" office:value-type="string" calcext:value-type="string">
            <text:p>Hüsmüşah Evyapan</text:p>
          </table:table-cell>
          <table:table-cell table:style-name="ce157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96" table:formula="of:=[.D35]/[.E35]" office:value-type="float" office:value="0.166666666666667" calcext:value-type="float">
            <text:p>0,17</text:p>
          </table:table-cell>
          <table:table-cell table:style-name="ce217" table:formula="of:=[.F35]*[.$F$28]" office:value-type="float" office:value="1769.33333333333" calcext:value-type="float">
            <text:p>1769,33</text:p>
          </table:table-cell>
          <table:table-cell table:style-name="ce217" table:formula="of:=[.G35]*100/[.$F$28]" office:value-type="float" office:value="16.6666666666667" calcext:value-type="float">
            <text:p>16,67</text:p>
          </table:table-cell>
          <table:table-cell table:style-name="ce247" table:formula="of:=[.G35]*100/[.$F$5]" office:value-type="float" office:value="10.9353178421824" calcext:value-type="float">
            <text:p>10,94</text:p>
          </table:table-cell>
          <table:table-cell/>
        </table:table-row>
        <table:table-row table:style-name="ro3">
          <table:table-cell table:number-columns-repeated="6"/>
          <table:table-cell table:style-name="ce219" table:formula="of:=SUM([.G29:.G35])" office:value-type="float" office:value="10616" calcext:value-type="float">
            <text:p>10616,00</text:p>
          </table:table-cell>
          <table:table-cell table:style-name="ce219" table:formula="of:=SUM([.H29:.H35])" office:value-type="float" office:value="100" calcext:value-type="float">
            <text:p>100,00</text:p>
          </table:table-cell>
          <table:table-cell table:style-name="ce219" table:formula="of:=SUM([.I29:.I35])" office:value-type="float" office:value="65.6119070530946" calcext:value-type="float">
            <text:p>65,61</text:p>
          </table:table-cell>
          <table:table-cell/>
        </table:table-row>
        <table:table-row table:style-name="ro3">
          <table:table-cell table:number-columns-repeated="6"/>
          <table:table-cell table:style-name="ce220"/>
          <table:table-cell table:style-name="ce219"/>
          <table:table-cell table:style-name="ce219" table:formula="of:=[.I36]+[.I26]+[.I17]" office:value-type="float" office:value="100" calcext:value-type="float">
            <text:p>100,00</text:p>
          </table:table-cell>
          <table:table-cell/>
        </table:table-row>
        <table:table-row table:style-name="ro3">
          <table:table-cell table:number-columns-repeated="6"/>
          <table:table-cell table:style-name="ce220"/>
          <table:table-cell table:style-name="ce219" table:number-columns-repeated="2"/>
          <table:table-cell/>
        </table:table-row>
        <table:table-row table:style-name="ro3">
          <table:table-cell table:number-columns-repeated="5"/>
          <table:table-cell table:style-name="ce198" office:value-type="string" calcext:value-type="string">
            <text:p>hüsnüyeden</text:p>
          </table:table-cell>
          <table:table-cell table:style-name="ce221" office:value-type="string" calcext:value-type="string">
            <text:p>son hali</text:p>
          </table:table-cell>
          <table:table-cell table:style-name="ce198" office:value-type="string" calcext:value-type="string">
            <text:p>toplam</text:p>
          </table:table-cell>
          <table:table-cell table:style-name="ce198" office:value-type="string" calcext:value-type="string">
            <text:p>kendi</text:p>
          </table:table-cell>
          <table:table-cell/>
        </table:table-row>
        <table:table-row table:style-name="ro3">
          <table:table-cell table:number-columns-repeated="2"/>
          <table:table-cell table:style-name="ce170"/>
          <table:table-cell table:style-name="ce179" office:value-type="string" calcext:value-type="string">
            <text:p>m2</text:p>
          </table:table-cell>
          <table:table-cell table:style-name="ce170"/>
          <table:table-cell table:number-columns-repeated="2" table:style-name="ce179" office:value-type="string" calcext:value-type="string">
            <text:p>m2</text:p>
          </table:table-cell>
          <table:table-cell table:number-columns-repeated="2" table:style-name="ce179" office:value-type="string" calcext:value-type="string">
            <text:p>%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Hüsmüşah Evyapan</text:p>
          </table:table-cell>
          <table:table-cell table:style-name="ce170"/>
          <table:table-cell table:style-name="ce170" table:formula="of:=[.G35]+[.G25]+[.G16]" office:value-type="float" office:value="2680.69985416667" calcext:value-type="float">
            <text:p>2.680,70</text:p>
          </table:table-cell>
          <table:table-cell table:style-name="ce170" table:number-columns-repeated="2"/>
          <table:table-cell table:style-name="ce170" office:value-type="float" office:value="0" calcext:value-type="float">
            <text:p>0,00</text:p>
          </table:table-cell>
          <table:table-cell table:style-name="ce170" table:formula="of:=[.D41]*100/[.$D$48]" office:value-type="float" office:value="16.567994505353" calcext:value-type="float">
            <text:p>16,57</text:p>
          </table:table-cell>
          <table:table-cell table:style-name="ce170" table:formula="of:=[.G41]*100/[.$G$48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Maliye Hazinesi </text:p>
          </table:table-cell>
          <table:table-cell table:style-name="ce170"/>
          <table:table-cell table:style-name="ce170" table:formula="of:=[.G15]" office:value-type="float" office:value="94.9506041666667" calcext:value-type="float">
            <text:p>94,95</text:p>
          </table:table-cell>
          <table:table-cell table:style-name="ce170"/>
          <table:table-cell table:style-name="Default"/>
          <table:table-cell table:style-name="ce170" table:formula="of:=[.D42]" office:value-type="float" office:value="94.9506041666667" calcext:value-type="float">
            <text:p>94,95</text:p>
          </table:table-cell>
          <table:table-cell table:style-name="ce170" table:formula="of:=[.D42]*100/[.$D$48]" office:value-type="float" office:value="0.586839696233846" calcext:value-type="float">
            <text:p>0,59</text:p>
          </table:table-cell>
          <table:table-cell table:style-name="ce170" table:formula="of:=[.G42]*100/[.$G$48]" office:value-type="float" office:value="0.689439369982047" calcext:value-type="float">
            <text:p>0,69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Kamil Evyapan</text:p>
          </table:table-cell>
          <table:table-cell table:style-name="ce170"/>
          <table:table-cell table:style-name="ce170" table:formula="of:=[.G31]+[.G20]+[.G11]" office:value-type="float" office:value="287.367889880952" calcext:value-type="float">
            <text:p>287,37</text:p>
          </table:table-cell>
          <table:table-cell table:style-name="ce170"/>
          <table:table-cell table:style-name="ce170" table:formula="of:=[$Çizelge1.F68]" office:value-type="float" office:value="90.9523164806549" calcext:value-type="float">
            <text:p>90,95</text:p>
          </table:table-cell>
          <table:table-cell table:style-name="ce170" table:formula="of:=[.F43]+[.D43]" office:value-type="float" office:value="378.320206361607" calcext:value-type="float">
            <text:p>378,32</text:p>
          </table:table-cell>
          <table:table-cell table:style-name="ce170" table:formula="of:=[.D43]*100/[.$D$48]" office:value-type="float" office:value="1.77606963836784" calcext:value-type="float">
            <text:p>1,78</text:p>
          </table:table-cell>
          <table:table-cell table:style-name="ce170" table:formula="of:=[.G43]*100/[.$G$48]" office:value-type="float" office:value="2.74699510355502" calcext:value-type="float">
            <text:p>2,75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Güngör Evyapan</text:p>
          </table:table-cell>
          <table:table-cell table:style-name="ce170"/>
          <table:table-cell table:style-name="ce170" table:formula="of:=[.G32]+[.G21]+[.G12]" office:value-type="float" office:value="287.367889880952" calcext:value-type="float">
            <text:p>287,37</text:p>
          </table:table-cell>
          <table:table-cell table:style-name="ce170"/>
          <table:table-cell table:style-name="ce170" table:formula="of:=[$Çizelge1.F69]" office:value-type="float" office:value="90.9523164806549" calcext:value-type="float">
            <text:p>90,95</text:p>
          </table:table-cell>
          <table:table-cell table:style-name="ce170" table:formula="of:=[.F44]+[.D43]" office:value-type="float" office:value="378.320206361607" calcext:value-type="float">
            <text:p>378,32</text:p>
          </table:table-cell>
          <table:table-cell table:style-name="ce170" table:formula="of:=[.D44]*100/[.$D$48]" office:value-type="float" office:value="1.77606963836784" calcext:value-type="float">
            <text:p>1,78</text:p>
          </table:table-cell>
          <table:table-cell table:style-name="ce170" table:formula="of:=[.G44]*100/[.$G$48]" office:value-type="float" office:value="2.74699510355502" calcext:value-type="float">
            <text:p>2,75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Ülkü Evyapan</text:p>
          </table:table-cell>
          <table:table-cell table:style-name="ce170"/>
          <table:table-cell table:style-name="ce170" table:formula="of:=[.G33]+[.G13]+[.G22]" office:value-type="float" office:value="287.367889880952" calcext:value-type="float">
            <text:p>287,37</text:p>
          </table:table-cell>
          <table:table-cell table:style-name="ce170"/>
          <table:table-cell table:style-name="ce170" table:formula="of:=[$Çizelge1.F70]" office:value-type="float" office:value="90.9523164806549" calcext:value-type="float">
            <text:p>90,95</text:p>
          </table:table-cell>
          <table:table-cell table:style-name="ce170" table:formula="of:=[.F45]+[.D44]" office:value-type="float" office:value="378.320206361607" calcext:value-type="float">
            <text:p>378,32</text:p>
          </table:table-cell>
          <table:table-cell table:style-name="ce170" table:formula="of:=[.D45]*100/[.$D$48]" office:value-type="float" office:value="1.77606963836784" calcext:value-type="float">
            <text:p>1,78</text:p>
          </table:table-cell>
          <table:table-cell table:style-name="ce170" table:formula="of:=[.G45]*100/[.$G$48]" office:value-type="float" office:value="2.74699510355502" calcext:value-type="float">
            <text:p>2,75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Hanife Topçuer</text:p>
          </table:table-cell>
          <table:table-cell table:style-name="ce170"/>
          <table:table-cell table:style-name="ce170" table:formula="of:=[.G10]+[.G14]+[.G19]+[.G23]+[.G24]+[.G29]+[.G30]+[.G34]" office:value-type="float" office:value="12542.2358720238" calcext:value-type="float">
            <text:p>12.542,24</text:p>
          </table:table-cell>
          <table:table-cell table:style-name="ce170" table:number-columns-repeated="2"/>
          <table:table-cell table:style-name="ce170" table:formula="of:=[.D46]" office:value-type="float" office:value="12542.2358720238" calcext:value-type="float">
            <text:p>12.542,24</text:p>
          </table:table-cell>
          <table:table-cell table:style-name="ce170" table:formula="of:=[.D46]*100/[.$D$48]" office:value-type="float" office:value="77.5169568833096" calcext:value-type="float">
            <text:p>77,52</text:p>
          </table:table-cell>
          <table:table-cell table:style-name="ce170" table:formula="of:=[.G46]*100/[.$G$48]" office:value-type="float" office:value="91.0695753193529" calcext:value-type="float">
            <text:p>91,07</text:p>
          </table:table-cell>
          <table:table-cell/>
        </table:table-row>
        <table:table-row table:style-name="ro3">
          <table:table-cell table:number-columns-repeated="2"/>
          <table:table-cell table:style-name="ce170" table:number-columns-repeated="7"/>
          <table:table-cell/>
        </table:table-row>
        <table:table-row table:style-name="ro3">
          <table:table-cell table:number-columns-repeated="2"/>
          <table:table-cell table:style-name="ce170" office:value-type="string" calcext:value-type="string">
            <text:p>toplamlar</text:p>
          </table:table-cell>
          <table:table-cell table:style-name="ce170" table:formula="of:=SUM([.D41:.D47])" office:value-type="float" office:value="16179.99" calcext:value-type="float">
            <text:p>16.179,99</text:p>
          </table:table-cell>
          <table:table-cell table:style-name="ce170" table:number-columns-repeated="2"/>
          <table:table-cell table:style-name="ce170" table:formula="of:=SUM([.G41:.G47])" office:value-type="float" office:value="13772.1470952753" calcext:value-type="float">
            <text:p>13.772,15</text:p>
          </table:table-cell>
          <table:table-cell table:style-name="ce170" table:formula="of:=SUM([.H41:.H47])" office:value-type="float" office:value="100" calcext:value-type="float">
            <text:p>100,00</text:p>
          </table:table-cell>
          <table:table-cell table:style-name="ce170" table:formula="of:=SUM([.I41:.I47])" office:value-type="float" office:value="100" calcext:value-type="float">
            <text:p>100,00</text:p>
          </table:table-cell>
          <table:table-cell/>
        </table:table-row>
        <table:table-row table:style-name="ro3">
          <table:table-cell table:number-columns-repeated="2"/>
          <table:table-cell table:style-name="ce170" table:number-columns-repeated="7"/>
          <table:table-cell/>
        </table:table-row>
        <table:table-row table:style-name="ro3" table:number-rows-repeated="1048526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1"/>
      <number:text>/6720</number:text>
    </number:number-style>
    <number:number-style style:name="N112">
      <number:number number:decimal-places="0" number:min-decimal-places="0" number:min-integer-digits="1"/>
      <number:text>/6720 pay</number:text>
    </number:number-style>
    <number:number-style style:name="N113">
      <number:text>/6720</number:text>
    </number:number-style>
    <number:number-style style:name="N114">
      <number:number number:decimal-places="3" number:min-decimal-places="3" number:min-integer-digits="1" number:grouping="true"/>
      <number:text> m2</number:text>
    </number:number-style>
    <number:number-style style:name="N115">
      <number:number number:decimal-places="2" number:min-decimal-places="2" number:min-integer-digits="1" number:grouping="true"/>
      <number:text> m2</number:text>
    </number:number-style>
    <number:number-style style:name="N116">
      <number:number number:min-integer-digits="1"/>
      <number:text> pay</number:text>
    </number:number-style>
    <number:number-style style:name="N117">
      <number:number number:decimal-places="3" number:min-decimal-places="3" number:min-integer-digits="1" number:grouping="true"/>
      <number:text> m2/pay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99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Karşıyaka - Kaşıkçı Bağları Hüsmüşah Nene</text:p>
        </style:region-left>
      </style:header>
      <style:header-left style:display="false"/>
      <style:header-first style:display="false"/>
      <style:footer>
        <text:p>H.Murat BALCI - 0505 320 2240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.00.0000</text:date>, <text:time style:data-style-name="N2" text:time-value="15:30:01.908562914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0:14:43.921749265</meta:creation-date>
    <dc:date>2022-05-30T15:33:09.756225929</dc:date>
    <meta:editing-duration>PT2H19M46S</meta:editing-duration>
    <meta:editing-cycles>19</meta:editing-cycles>
    <meta:generator>LibreOffice/7.2.6.2$Linux_X86_64 LibreOffice_project/20$Build-2</meta:generator>
    <meta:document-statistic meta:table-count="2" meta:cell-count="775" meta:object-count="1"/>
  </office:meta>
</office:document-meta>
</file>